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7000000BA382A5BFA89E74C3D.png" manifest:media-type="image/png"/>
  <manifest:file-entry manifest:full-path="Pictures/100000000000022D000000AAC869AB625467BECF.png" manifest:media-type="image/png"/>
  <manifest:file-entry manifest:full-path="Pictures/1000000000000203000000D7595DD6DBF2D50711.png" manifest:media-type="image/png"/>
  <manifest:file-entry manifest:full-path="Pictures/1000000000000285000000DB2DAE220AE76260DC.png" manifest:media-type="image/png"/>
  <manifest:file-entry manifest:full-path="Pictures/100000000000022D000000AAB2F0DF480757FA33.png" manifest:media-type="image/png"/>
  <manifest:file-entry manifest:full-path="Pictures/1000000000000265000000A86CF37FC3950B37BD.png" manifest:media-type="image/png"/>
  <manifest:file-entry manifest:full-path="Pictures/10000000000003EA000003207F5CF3E55014908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6.006cm" style:type="right"/>
          <style:tab-stop style:position="16.903cm" style:type="right"/>
        </style:tab-stops>
      </style:paragraph-properties>
    </style:style>
    <style:style style:name="P2"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4" style:family="paragraph" style:parent-style-name="Standard">
      <style:text-properties style:font-name="Verdana1" fo:font-size="10.5pt" style:font-name-asian="Verdana1" style:font-size-asian="10.5pt" style:font-name-complex="Verdana1" style:font-size-complex="10.5pt"/>
    </style:style>
    <style:style style:name="P5"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6"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7" style:family="paragraph" style:parent-style-name="Standard">
      <style:text-properties style:use-window-font-color="true" loext:opacity="0%" style:text-underline-style="none"/>
    </style:style>
    <style:style style:name="P8" style:family="paragraph" style:parent-style-name="Preformatted_20_Text">
      <style:text-properties style:use-window-font-color="true" loext:opacity="0%" style:text-underline-style="none"/>
    </style:style>
    <style:style style:name="P9" style:family="paragraph" style:parent-style-name="CodeExampleHeader">
      <style:text-properties style:use-window-font-color="true" loext:opacity="0%" style:text-underline-style="none" officeooo:paragraph-rsid="002c9164"/>
    </style:style>
    <style:style style:name="P10" style:family="paragraph" style:parent-style-name="CodeExampleHeader">
      <style:text-properties style:use-window-font-color="true" loext:opacity="0%" style:text-underline-style="none" officeooo:paragraph-rsid="00561a42"/>
    </style:style>
    <style:style style:name="P11" style:family="paragraph" style:parent-style-name="Standard">
      <style:text-properties style:use-window-font-color="true" loext:opacity="0%" style:text-underline-style="none" officeooo:paragraph-rsid="00561a42"/>
    </style:style>
    <style:style style:name="P12" style:family="paragraph" style:parent-style-name="Standard">
      <style:paragraph-properties fo:orphans="2" fo:widows="2"/>
    </style:style>
    <style:style style:name="P13" style:family="paragraph" style:parent-style-name="Preformatted_20_Text">
      <style:paragraph-properties fo:orphans="2" fo:widows="2"/>
    </style:style>
    <style:style style:name="P14" style:family="paragraph" style:parent-style-name="CodeExampleHeader">
      <style:paragraph-properties fo:orphans="2" fo:widows="2"/>
      <style:text-properties officeooo:paragraph-rsid="002c9164"/>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margin-top="0.199cm" fo:margin-bottom="0.21cm" style:contextual-spacing="false"/>
      <style:text-properties fo:font-weight="bold" style:font-weight-asian="bold" style:font-weight-complex="bold"/>
    </style:style>
    <style:style style:name="P19" style:family="paragraph" style:parent-style-name="Standard">
      <style:text-properties officeooo:rsid="0013fab0" officeooo:paragraph-rsid="0013fab0"/>
    </style:style>
    <style:style style:name="P20" style:family="paragraph" style:parent-style-name="Standard">
      <style:text-properties officeooo:paragraph-rsid="001582a7"/>
    </style:style>
    <style:style style:name="P21" style:family="paragraph" style:parent-style-name="Standard">
      <style:text-properties officeooo:paragraph-rsid="00156131"/>
    </style:style>
    <style:style style:name="P22" style:family="paragraph" style:parent-style-name="Standard">
      <style:text-properties officeooo:paragraph-rsid="001bd31e"/>
    </style:style>
    <style:style style:name="P23" style:family="paragraph" style:parent-style-name="Standard">
      <style:text-properties officeooo:paragraph-rsid="0020b0e2"/>
    </style:style>
    <style:style style:name="P24" style:family="paragraph" style:parent-style-name="Footnote">
      <style:text-properties officeooo:paragraph-rsid="0020b0e2"/>
    </style:style>
    <style:style style:name="P25" style:family="paragraph" style:parent-style-name="Standard">
      <style:text-properties officeooo:rsid="0020b0e2" officeooo:paragraph-rsid="0020b0e2"/>
    </style:style>
    <style:style style:name="P26" style:family="paragraph" style:parent-style-name="Standard">
      <style:text-properties officeooo:paragraph-rsid="0026c639"/>
    </style:style>
    <style:style style:name="P27" style:family="paragraph" style:parent-style-name="Preformatted_20_Text">
      <style:text-properties officeooo:paragraph-rsid="0026c639"/>
    </style:style>
    <style:style style:name="P28" style:family="paragraph" style:parent-style-name="Standard">
      <style:text-properties officeooo:paragraph-rsid="002a1b48"/>
    </style:style>
    <style:style style:name="P29" style:family="paragraph" style:parent-style-name="Standard">
      <style:text-properties officeooo:paragraph-rsid="002c9164"/>
    </style:style>
    <style:style style:name="P30" style:family="paragraph" style:parent-style-name="CodeExampleHeader">
      <style:text-properties officeooo:paragraph-rsid="002c9164"/>
    </style:style>
    <style:style style:name="P31" style:family="paragraph" style:parent-style-name="Standard">
      <style:text-properties officeooo:rsid="002964fa" officeooo:paragraph-rsid="002c9164"/>
    </style:style>
    <style:style style:name="P32" style:family="paragraph" style:parent-style-name="Standard">
      <style:paragraph-properties fo:break-before="page"/>
    </style:style>
    <style:style style:name="P33" style:family="paragraph" style:parent-style-name="Contents_20_Heading">
      <style:paragraph-properties fo:break-before="page"/>
    </style:style>
    <style:style style:name="P34" style:family="paragraph" style:parent-style-name="Table_20_Contents">
      <style:text-properties officeooo:rsid="0023c3ee" officeooo:paragraph-rsid="0023c3ee"/>
    </style:style>
    <style:style style:name="P35" style:family="paragraph" style:parent-style-name="Table_20_Contents">
      <style:paragraph-properties fo:margin-top="0cm" fo:margin-bottom="0cm" style:contextual-spacing="false" style:shadow="none">
        <style:tab-stops/>
      </style:paragraph-properties>
    </style:style>
    <style:style style:name="P36" style:family="paragraph" style:parent-style-name="Standard">
      <loext:graphic-properties draw:fill="solid" draw:fill-color="#ffff99" draw:opacity="100%"/>
      <style:paragraph-properties fo:margin-left="0.199cm" fo:margin-right="0.199cm" fo:margin-top="0.199cm" fo:margin-bottom="0.21cm" style:contextual-spacing="false" fo:text-indent="0cm" style:auto-text-indent="false" fo:background-color="#ffff99" fo:padding="0.25cm" fo:border="0.06pt solid #000000" style:shadow="none"/>
    </style:style>
    <style:style style:name="P37" style:family="paragraph" style:parent-style-name="SourceCode">
      <style:text-properties fo:font-size="10.5pt" style:font-name-asian="Verdana1" style:font-size-asian="10.5pt" style:font-name-complex="Verdana1" style:font-size-complex="10.5pt"/>
    </style:style>
    <style:style style:name="P38" style:family="paragraph" style:parent-style-name="Standard">
      <style:paragraph-properties fo:padding="0.049cm" fo:border="0.06pt solid #000000" style:shadow="none"/>
    </style:style>
    <style:style style:name="P39"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40" style:family="paragraph" style:parent-style-name="CodeExampleHeader">
      <style:text-properties officeooo:paragraph-rsid="0035783c"/>
    </style:style>
    <style:style style:name="P41" style:family="paragraph" style:parent-style-name="Table_20_index_20_1">
      <style:paragraph-properties>
        <style:tab-stops>
          <style:tab-stop style:position="17cm" style:type="right" style:leader-style="dotted" style:leader-text="."/>
        </style:tab-stops>
      </style:paragraph-properties>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Index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48"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9" style:family="paragraph" style:parent-style-name="Standard">
      <style:text-properties officeooo:rsid="0051e031" officeooo:paragraph-rsid="00561a42"/>
    </style:style>
    <style:style style:name="P50" style:family="paragraph" style:parent-style-name="Standard">
      <style:text-properties officeooo:rsid="0053b45a" officeooo:paragraph-rsid="00561a42"/>
    </style:style>
    <style:style style:name="P51" style:family="paragraph" style:parent-style-name="Standard">
      <style:text-properties officeooo:paragraph-rsid="0053c8cb"/>
    </style:style>
    <style:style style:name="P52" style:family="paragraph" style:parent-style-name="CodeExampleHeader">
      <style:text-properties officeooo:paragraph-rsid="00561a42"/>
    </style:style>
    <style:style style:name="P53" style:family="paragraph" style:parent-style-name="Delphi_20_Code">
      <style:text-properties officeooo:paragraph-rsid="00561a42"/>
    </style:style>
    <style:style style:name="P54" style:family="paragraph" style:parent-style-name="Standard">
      <style:text-properties officeooo:paragraph-rsid="00561a42"/>
    </style:style>
    <style:style style:name="P55" style:family="paragraph" style:parent-style-name="Standard">
      <style:text-properties officeooo:rsid="005554e8" officeooo:paragraph-rsid="00561a42"/>
    </style:style>
    <style:style style:name="P56" style:family="paragraph" style:parent-style-name="Title" style:master-page-name="First_20_Page">
      <style:paragraph-properties style:page-number="auto"/>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Header">
      <style:paragraph-properties>
        <style:tab-stops>
          <style:tab-stop style:position="0.995cm"/>
        </style:tab-stops>
      </style:paragraph-properties>
    </style:style>
    <style:style style:name="P62"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63" style:family="paragraph" style:parent-style-name="Heading_20_1">
      <loext:graphic-properties draw:fill-gradient-name="gradient" draw:fill-hatch-name="hatch"/>
      <style:paragraph-properties fo:break-before="page"/>
    </style:style>
    <style:style style:name="P64" style:family="paragraph" style:parent-style-name="Heading_20_1">
      <style:text-properties officeooo:rsid="0051e031" officeooo:paragraph-rsid="00561a42"/>
    </style:style>
    <style:style style:name="P65" style:family="paragraph" style:parent-style-name="Heading_20_1">
      <style:text-properties officeooo:rsid="002dd1fe" officeooo:paragraph-rsid="002dd1fe"/>
    </style:style>
    <style:style style:name="P66" style:family="paragraph" style:parent-style-name="Heading_20_2">
      <style:paragraph-properties fo:break-before="page"/>
      <style:text-properties officeooo:rsid="0027c038" officeooo:paragraph-rsid="0027c038"/>
    </style:style>
    <style:style style:name="P67" style:family="paragraph" style:parent-style-name="Heading_20_2">
      <style:text-properties officeooo:rsid="0027c038"/>
    </style:style>
    <style:style style:name="P68" style:family="paragraph" style:parent-style-name="Heading_20_2">
      <style:text-properties officeooo:paragraph-rsid="00561a42"/>
    </style:style>
    <style:style style:name="P69" style:family="paragraph" style:parent-style-name="Heading_20_2">
      <style:text-properties officeooo:rsid="0051e031" officeooo:paragraph-rsid="00561a42"/>
    </style:style>
    <style:style style:name="P70" style:family="paragraph" style:parent-style-name="Heading_20_2">
      <style:text-properties officeooo:rsid="002dd1fe" officeooo:paragraph-rsid="002dd1fe"/>
    </style:style>
    <style:style style:name="P71" style:family="paragraph" style:parent-style-name="Heading_20_2">
      <style:text-properties officeooo:rsid="0013fab0" officeooo:paragraph-rsid="0013fab0"/>
    </style:style>
    <style:style style:name="P72" style:family="paragraph" style:parent-style-name="Heading_20_2">
      <style:text-properties officeooo:rsid="0020b0e2" officeooo:paragraph-rsid="0020b0e2"/>
    </style:style>
    <style:style style:name="P73" style:family="paragraph" style:parent-style-name="Heading_20_3">
      <style:text-properties style:font-name="Verdana1" fo:font-size="10.5pt" style:font-name-asian="Verdana1" style:font-size-asian="10.5pt" style:font-name-complex="Verdana1" style:font-size-complex="10.5pt"/>
    </style:style>
    <style:style style:name="P74" style:family="paragraph" style:parent-style-name="Heading_20_3">
      <style:text-properties style:use-window-font-color="true" loext:opacity="0%" style:text-underline-style="none"/>
    </style:style>
    <style:style style:name="P75" style:family="paragraph" style:parent-style-name="Heading_20_3">
      <style:text-properties officeooo:rsid="0051e031" officeooo:paragraph-rsid="00561a42"/>
    </style:style>
    <style:style style:name="P76" style:family="paragraph" style:parent-style-name="Illustration_20_Index_20_1">
      <style:paragraph-properties>
        <style:tab-stops>
          <style:tab-stop style:position="17cm" style:type="right" style:leader-style="dotted" style:leader-text="."/>
        </style:tab-stops>
      </style:paragraph-properties>
    </style:style>
    <style:style style:name="P77" style:family="paragraph" style:parent-style-name="Index_20_1">
      <style:paragraph-properties>
        <style:tab-stops>
          <style:tab-stop style:position="17cm" style:type="right" style:leader-style="dotted" style:leader-text="."/>
        </style:tab-stops>
      </style:paragraph-properties>
    </style:style>
    <style:style style:name="P78" style:family="paragraph" style:parent-style-name="List_20_Indent" style:list-style-name="L32">
      <style:text-properties fo:font-weight="normal" style:font-weight-asian="normal" style:font-weight-complex="normal"/>
    </style:style>
    <style:style style:name="P79" style:family="paragraph" style:parent-style-name="Standard" style:list-style-name="L1"/>
    <style:style style:name="P80" style:family="paragraph" style:parent-style-name="Standard" style:list-style-name="L1">
      <style:text-properties style:font-name="Verdana1" fo:font-size="10.5pt" style:font-name-asian="Verdana1" style:font-size-asian="10.5pt" style:font-name-complex="Verdana1" style:font-size-complex="10.5pt"/>
    </style:style>
    <style:style style:name="P81" style:family="paragraph" style:parent-style-name="Standard" style:list-style-name="L2">
      <style:text-properties style:font-name="Verdana1" fo:font-size="10.5pt" style:font-name-asian="Verdana1" style:font-size-asian="10.5pt" style:font-name-complex="Verdana1" style:font-size-complex="10.5pt"/>
    </style:style>
    <style:style style:name="P82" style:family="paragraph" style:parent-style-name="Standard" style:list-style-name="L3">
      <style:text-properties style:font-name="Verdana1" fo:font-size="10.5pt" style:font-name-asian="Verdana1" style:font-size-asian="10.5pt" style:font-name-complex="Verdana1" style:font-size-complex="10.5pt"/>
    </style:style>
    <style:style style:name="P83" style:family="paragraph" style:parent-style-name="Standard" style:list-style-name="L4">
      <style:text-properties style:font-name="Verdana1" fo:font-size="10.5pt" style:font-name-asian="Verdana1" style:font-size-asian="10.5pt" style:font-name-complex="Verdana1" style:font-size-complex="10.5pt"/>
    </style:style>
    <style:style style:name="P84" style:family="paragraph" style:parent-style-name="Standard" style:list-style-name="L6">
      <style:text-properties style:font-name="Verdana1" fo:font-size="10.5pt" style:font-name-asian="Verdana1" style:font-size-asian="10.5pt" style:font-name-complex="Verdana1" style:font-size-complex="10.5pt"/>
    </style:style>
    <style:style style:name="P85" style:family="paragraph" style:parent-style-name="Standard" style:list-style-name="L8">
      <style:text-properties style:font-name="Verdana1" fo:font-size="10.5pt" style:font-name-asian="Verdana1" style:font-size-asian="10.5pt" style:font-name-complex="Verdana1" style:font-size-complex="10.5pt"/>
    </style:style>
    <style:style style:name="P86" style:family="paragraph" style:parent-style-name="Standard" style:list-style-name="L12">
      <style:text-properties style:font-name="Verdana1" fo:font-size="10.5pt" style:font-name-asian="Verdana1" style:font-size-asian="10.5pt" style:font-name-complex="Verdana1" style:font-size-complex="10.5pt"/>
    </style:style>
    <style:style style:name="P87" style:family="paragraph" style:parent-style-name="Standard" style:list-style-name="L14">
      <style:text-properties style:font-name="Verdana1" fo:font-size="10.5pt" style:font-name-asian="Verdana1" style:font-size-asian="10.5pt" style:font-name-complex="Verdana1" style:font-size-complex="10.5pt"/>
    </style:style>
    <style:style style:name="P88" style:family="paragraph" style:parent-style-name="Standard" style:list-style-name="L2"/>
    <style:style style:name="P89" style:family="paragraph" style:parent-style-name="Standard" style:list-style-name="L5"/>
    <style:style style:name="P90" style:family="paragraph" style:parent-style-name="Standard" style:list-style-name="L6">
      <style:text-properties officeooo:paragraph-rsid="0013fab0"/>
    </style:style>
    <style:style style:name="P91" style:family="paragraph" style:parent-style-name="Standard" style:list-style-name="L7"/>
    <style:style style:name="P92" style:family="paragraph" style:parent-style-name="Standard" style:list-style-name="L9"/>
    <style:style style:name="P93" style:family="paragraph" style:parent-style-name="Standard" style:list-style-name="L10"/>
    <style:style style:name="P94" style:family="paragraph" style:parent-style-name="Standard" style:list-style-name="L11"/>
    <style:style style:name="P95" style:family="paragraph" style:parent-style-name="Standard" style:list-style-name="L12"/>
    <style:style style:name="P96" style:family="paragraph" style:parent-style-name="Standard" style:list-style-name="L13"/>
    <style:style style:name="P97" style:family="paragraph" style:parent-style-name="Standard" style:list-style-name="L15"/>
    <style:style style:name="P98" style:family="paragraph" style:parent-style-name="Standard" style:list-style-name="L16"/>
    <style:style style:name="P99" style:family="paragraph" style:parent-style-name="Standard" style:list-style-name="L16">
      <style:text-properties officeooo:paragraph-rsid="00508d9b"/>
    </style:style>
    <style:style style:name="P100" style:family="paragraph" style:parent-style-name="Standard" style:list-style-name="L17"/>
    <style:style style:name="P101" style:family="paragraph" style:parent-style-name="Standard" style:list-style-name="L17">
      <style:text-properties officeooo:paragraph-rsid="00156131"/>
    </style:style>
    <style:style style:name="P102" style:family="paragraph" style:parent-style-name="Standard" style:list-style-name="L18"/>
    <style:style style:name="P103" style:family="paragraph" style:parent-style-name="Standard" style:list-style-name="L19"/>
    <style:style style:name="P104" style:family="paragraph" style:parent-style-name="Standard" style:list-style-name="L20"/>
    <style:style style:name="P105" style:family="paragraph" style:parent-style-name="Standard" style:list-style-name="L21"/>
    <style:style style:name="P106" style:family="paragraph" style:parent-style-name="Standard" style:list-style-name="L22"/>
    <style:style style:name="P107" style:family="paragraph" style:parent-style-name="Standard" style:list-style-name="L27">
      <style:text-properties officeooo:paragraph-rsid="00561a42"/>
    </style:style>
    <style:style style:name="P108" style:family="paragraph" style:parent-style-name="Standard" style:list-style-name="L28">
      <style:text-properties officeooo:paragraph-rsid="00561a42"/>
    </style:style>
    <style:style style:name="P109" style:family="paragraph" style:parent-style-name="Standard" style:list-style-name="L28">
      <style:text-properties style:use-window-font-color="true" loext:opacity="0%" style:text-underline-style="none" officeooo:rsid="00561a42" officeooo:paragraph-rsid="00561a42"/>
    </style:style>
    <style:style style:name="P110" style:family="paragraph" style:parent-style-name="Standard" style:list-style-name="L29"/>
    <style:style style:name="P111" style:family="paragraph" style:parent-style-name="Standard" style:list-style-name="L30"/>
    <style:style style:name="P112" style:family="paragraph" style:parent-style-name="Standard" style:list-style-name="L31"/>
    <style:style style:name="P113" style:family="paragraph" style:parent-style-name="Standard" style:list-style-name="L32"/>
    <style:style style:name="P114" style:family="paragraph" style:parent-style-name="Standard" style:list-style-name="L33"/>
    <style:style style:name="P115" style:family="paragraph" style:parent-style-name="Table_20_index_20_1">
      <style:paragraph-properties>
        <style:tab-stops>
          <style:tab-stop style:position="17cm" style:type="right" style:leader-style="dotted" style:leader-text="."/>
        </style:tab-stops>
      </style:paragraph-properties>
    </style:style>
    <style:style style:name="P116" style:family="paragraph" style:parent-style-name="Text_20_body" style:list-style-name="L23"/>
    <style:style style:name="P117" style:family="paragraph" style:parent-style-name="Text_20_body" style:list-style-name="L23">
      <style:paragraph-properties fo:margin-top="0cm" fo:margin-bottom="0cm" style:contextual-spacing="false"/>
    </style:style>
    <style:style style:name="P118" style:family="paragraph" style:parent-style-name="Text_20_body" style:list-style-name="L24"/>
    <style:style style:name="P119" style:family="paragraph" style:parent-style-name="Text_20_body" style:list-style-name="L24">
      <style:paragraph-properties fo:margin-top="0cm" fo:margin-bottom="0cm" style:contextual-spacing="false"/>
    </style:style>
    <style:style style:name="P120" style:family="paragraph" style:parent-style-name="Text_20_body" style:list-style-name="L25"/>
    <style:style style:name="P121" style:family="paragraph" style:parent-style-name="Text_20_body" style:list-style-name="L25">
      <style:paragraph-properties fo:margin-top="0cm" fo:margin-bottom="0cm" style:contextual-spacing="false"/>
    </style:style>
    <style:style style:name="P122" style:family="paragraph" style:parent-style-name="Text_20_body" style:list-style-name="L26"/>
    <style:style style:name="P123" style:family="paragraph" style:parent-style-name="Text_20_body" style:list-style-name="L26">
      <style:paragraph-properties fo:margin-top="0cm" fo:margin-bottom="0cm" style: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Verdana1"/>
    </style:style>
    <style:style style:name="T4" style:family="text">
      <style:text-properties style:font-name="Verdana1" fo:font-style="normal" style:font-style-asian="normal" style:font-style-complex="normal"/>
    </style:style>
    <style:style style:name="T5" style:family="text">
      <style:text-properties style:font-name="Verdana1" fo:font-size="10.5pt" style:font-name-asian="Verdana1" style:font-size-asian="10.5pt" style:font-name-complex="Verdana1" style:font-size-complex="10.5pt"/>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style:font-name="Verdana1" fo:font-size="10.5pt" style:font-size-asian="10.5pt" style:font-size-complex="10.5pt"/>
    </style:style>
    <style:style style:name="T8" style:family="text">
      <style:text-properties style:font-name="Verdana1" fo:font-size="10.5pt" fo:font-weight="bold" style:font-size-asian="10.5pt" style:font-size-complex="10.5pt"/>
    </style:style>
    <style:style style:name="T9" style:family="text">
      <style:text-properties style:font-name="Verdana1" fo:font-size="10.5pt" fo:font-style="italic" style:font-size-asian="10.5pt" style:font-style-asian="italic" style:font-size-complex="10.5pt" style:font-style-complex="italic"/>
    </style:style>
    <style:style style:name="T10" style:family="text">
      <style:text-properties style:font-name="Verdana1"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loext:opacity="0%" style:text-underline-style="none"/>
    </style:style>
    <style:style style:name="T15" style:family="text">
      <style:text-properties style:use-window-font-color="true" loext:opacity="0%" style:text-underline-style="none" fo:font-weight="bold" style:font-weight-asian="bold" style:font-weight-complex="bold"/>
    </style:style>
    <style:style style:name="T16" style:family="text">
      <style:text-properties style:use-window-font-color="true" loext:opacity="0%" style:text-underline-style="none" fo:font-weight="normal" style:font-weight-asian="normal" style:font-weight-complex="normal"/>
    </style:style>
    <style:style style:name="T17" style:family="text">
      <style:text-properties style:use-window-font-color="true" loext:opacity="0%" style:text-underline-style="none" officeooo:rsid="002a4c3c"/>
    </style:style>
    <style:style style:name="T18" style:family="text">
      <style:text-properties style:use-window-font-color="true" loext:opacity="0%" style:text-underline-style="none" officeooo:rsid="00561a42"/>
    </style:style>
    <style:style style:name="T19" style:family="text">
      <style:text-properties style:use-window-font-color="true" loext:opacity="0%" fo:font-style="italic" style:text-underline-style="none" style:font-style-asian="italic" style:font-style-complex="italic"/>
    </style:style>
    <style:style style:name="T20" style:family="text">
      <style:text-properties style:font-name="Consolas"/>
    </style:style>
    <style:style style:name="T21" style:family="text">
      <style:text-properties style:font-name="Consolas" fo:font-size="10.5pt" style:font-name-asian="Verdana1" style:font-size-asian="10.5pt" style:font-name-complex="Verdana1" style:font-size-complex="10.5pt"/>
    </style:style>
    <style:style style:name="T22" style:family="text">
      <style:text-properties style:font-name="Consolas" fo:font-size="10.5pt" officeooo:rsid="002a4c3c" style:font-name-asian="Verdana1" style:font-size-asian="10.5pt" style:font-name-complex="Verdana1" style:font-size-complex="10.5pt"/>
    </style:style>
    <style:style style:name="T23"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24" style:family="text">
      <style:text-properties style:font-name="Consolas" fo:font-weight="normal" style:font-weight-asian="normal" style:font-weight-complex="normal"/>
    </style:style>
    <style:style style:name="T25" style:family="text">
      <style:text-properties style:font-name="Consola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style:font-name="SimSun" fo:font-size="12pt" style:font-name-asian="SimSun" style:font-size-asian="12pt" style:font-name-complex="SimSun" style:font-size-complex="12pt"/>
    </style:style>
    <style:style style:name="T28" style:family="text">
      <style:text-properties fo:font-weight="normal" style:font-weight-asian="normal" style:font-weight-complex="normal"/>
    </style:style>
    <style:style style:name="T29" style:family="text">
      <style:text-properties fo:background-color="transparent" loext:char-shading-value="0"/>
    </style:style>
    <style:style style:name="T30" style:family="text">
      <style:text-properties fo:font-size="16pt" style:font-size-asian="16pt" style:font-size-complex="16pt"/>
    </style:style>
    <style:style style:name="T31" style:family="text">
      <style:text-properties fo:font-size="16pt" officeooo:rsid="0020b0e2" style:font-size-asian="16pt" style:font-size-complex="16pt"/>
    </style:style>
    <style:style style:name="T32" style:family="text">
      <style:text-properties officeooo:rsid="0013fab0"/>
    </style:style>
    <style:style style:name="T33" style:family="text">
      <style:text-properties officeooo:rsid="001431dd"/>
    </style:style>
    <style:style style:name="T34" style:family="text">
      <style:text-properties officeooo:rsid="00156131"/>
    </style:style>
    <style:style style:name="T35" style:family="text">
      <style:text-properties officeooo:rsid="001bb1c5"/>
    </style:style>
    <style:style style:name="T36" style:family="text">
      <style:text-properties officeooo:rsid="001bd31e"/>
    </style:style>
    <style:style style:name="T37" style:family="text">
      <style:text-properties officeooo:rsid="0020b0e2"/>
    </style:style>
    <style:style style:name="T38" style:family="text">
      <style:text-properties officeooo:rsid="002472f9"/>
    </style:style>
    <style:style style:name="T39" style:family="text">
      <style:text-properties officeooo:rsid="002964fa"/>
    </style:style>
    <style:style style:name="T40" style:family="text">
      <style:text-properties officeooo:rsid="002a1b48"/>
    </style:style>
    <style:style style:name="T41" style:family="text">
      <style:text-properties officeooo:rsid="002a4c3c"/>
    </style:style>
    <style:style style:name="T42" style:family="text">
      <style:text-properties officeooo:rsid="003f8361"/>
    </style:style>
    <style:style style:name="T43" style:family="text">
      <style:text-properties fo:color="#333366" loext:opacity="100%" style:font-name="Bahnschrift Light" fo:font-size="24pt" fo:language="en" fo:country="US" fo:font-weight="normal" style:letter-kerning="true" style:font-name-asian="Times New Roman" style:font-size-asian="24pt" style:font-weight-asian="normal" style:font-name-complex="Arial" style:font-size-complex="24pt" style:language-complex="he" style:country-complex="IL" style:font-weight-complex="normal"/>
    </style:style>
    <style:style style:name="T44"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45" style:family="text">
      <style:text-properties officeooo:rsid="00508d9b"/>
    </style:style>
    <style:style style:name="T46" style:family="text">
      <style:text-properties officeooo:rsid="0051e031"/>
    </style:style>
    <style:style style:name="T47" style:family="text">
      <style:text-properties officeooo:rsid="0053b45a"/>
    </style:style>
    <style:style style:name="T48" style:family="text">
      <style:text-properties officeooo:rsid="005554e8"/>
    </style:style>
    <style:style style:name="T49" style:family="text">
      <style:text-properties officeooo:rsid="00561a42"/>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56"><draw:frame draw:style-name="fr7" draw:name="Bild1" text:anchor-type="paragraph" svg:width="5.95cm" style:rel-width="35%" svg:height="1.785cm" style:rel-height="scale" draw:z-index="10"><draw:image xlink:href="Pictures/1000000000000267000000BA382A5BFA89E74C3D.png" xlink:type="simple" xlink:show="embed" xlink:actuate="onLoad" draw:mime-type="image/png"/></draw:frame>Getting started with</text:p>
      <text:p text:style-name="P47"><text:title>Daraja HTTP Framework</text:title></text:p>
      <text:p text:style-name="P48"><text:span text:style-name="T44">v </text:span><text:span text:style-name="T43"><text:keywords>2.8</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33">Contents</text:p>
          </text:index-title>
          <text:p text:style-name="P43">Tutorial<text:tab/>5</text:p>
          <text:p text:style-name="P46">Developing a “Hello World” application<text:tab/>5</text:p>
          <text:p text:style-name="P45">Project Setup<text:tab/>5</text:p>
          <text:p text:style-name="P45">Creating the Web Component<text:tab/>5</text:p>
          <text:p text:style-name="P45">Create the server configuration and start-up code<text:tab/>6</text:p>
          <text:p text:style-name="P45">Compiling and Running the Application<text:tab/>7</text:p>
          <text:p text:style-name="P45">Testing the Application<text:tab/>7</text:p>
          <text:p text:style-name="P45">Terminating the HTTP server<text:tab/>7</text:p>
          <text:p text:style-name="P45">Source Code<text:tab/>7</text:p>
          <text:p text:style-name="P46">Developing an HTTP Session application<text:tab/>8</text:p>
          <text:p text:style-name="P45">Project Setup<text:tab/>8</text:p>
          <text:p text:style-name="P45">Creating the Web Component<text:tab/>8</text:p>
          <text:p text:style-name="P45">Create the server configuration and start-up code<text:tab/>9</text:p>
          <text:p text:style-name="P45">Compiling and Running the Application<text:tab/>10</text:p>
          <text:p text:style-name="P45">Testing the Application<text:tab/>10</text:p>
          <text:p text:style-name="P45">Terminating the HTTP server<text:tab/>10</text:p>
          <text:p text:style-name="P45">Source Code<text:tab/>10</text:p>
          <text:p text:style-name="P46">Multiple Mappings of a Web Component<text:tab/>11</text:p>
          <text:p text:style-name="P45">Project Setup<text:tab/>11</text:p>
          <text:p text:style-name="P45">Creating the Web Component<text:tab/>11</text:p>
          <text:p text:style-name="P45">Create the server configuration and start-up code<text:tab/>12</text:p>
          <text:p text:style-name="P45">Compiling and Running the Application<text:tab/>13</text:p>
          <text:p text:style-name="P45">Testing the Application<text:tab/>13</text:p>
          <text:p text:style-name="P45">Terminating the HTTP server<text:tab/>14</text:p>
          <text:p text:style-name="P45">Source Code<text:tab/>14</text:p>
          <text:p text:style-name="P43">Installation<text:tab/>15</text:p>
          <text:p text:style-name="P46">Requirements<text:tab/>15</text:p>
          <text:p text:style-name="P45">Development Environment<text:tab/>15</text:p>
          <text:p text:style-name="P46">IDE and project configuration<text:tab/>15</text:p>
          <text:p text:style-name="P45">Option 1: configure source code paths<text:tab/>15</text:p>
          <text:p text:style-name="P45">Option 2: compiled units<text:tab/>15</text:p>
          <text:p text:style-name="P45">Official Indy installation instructions<text:tab/>16</text:p>
          <text:p text:style-name="P46">Conditional Symbols<text:tab/>16</text:p>
          <text:p text:style-name="P43">Introduction to Web Components<text:tab/>17</text:p>
          <text:p text:style-name="P46">General structure<text:tab/>17</text:p>
          <text:p text:style-name="P45">Example<text:tab/>17</text:p>
          <text:p text:style-name="P46">Web Application Context<text:tab/>18</text:p>
          <text:p text:style-name="P46">Path Mapping<text:tab/>18</text:p>
          <text:p text:style-name="P45">Mapping rules<text:tab/>18</text:p>
          <text:p text:style-name="P46">Setting parameters of a web component<text:tab/>20</text:p>
          <text:p text:style-name="P46">Setting parameters of a context<text:tab/>20</text:p>
          <text:p text:style-name="P46"><text:soft-page-break/>Unicode (UTF-8)<text:tab/>21</text:p>
          <text:p text:style-name="P46">HTML Encoding of special characters<text:tab/>21</text:p>
          <text:p text:style-name="P43">Introduction to Web Filters<text:tab/>23</text:p>
          <text:p text:style-name="P46">General structure<text:tab/>23</text:p>
          <text:p text:style-name="P46">Declaration of DoFilter<text:tab/>23</text:p>
          <text:p text:style-name="P45">Example: add text to the response<text:tab/>23</text:p>
          <text:p text:style-name="P46">Declaration of an initialization method<text:tab/>24</text:p>
          <text:p text:style-name="P45">Example: add an initialization parameter value to the response<text:tab/>24</text:p>
          <text:p text:style-name="P43">Web Components and multi-threading<text:tab/>26</text:p>
          <text:p text:style-name="P46">Design rules for your Web Components<text:tab/>26</text:p>
          <text:p text:style-name="P45">Design for multi-threaded operation<text:tab/>26</text:p>
          <text:p text:style-name="P45">Synchronization<text:tab/>27</text:p>
          <text:p text:style-name="P46">Web Components thread implementation<text:tab/>27</text:p>
          <text:p text:style-name="P45">Q: Are Web Components multi-threaded?<text:tab/>27</text:p>
          <text:p text:style-name="P43">Appendix<text:tab/>29</text:p>
          <text:p text:style-name="P46">Frequently Asked Questions<text:tab/>29</text:p>
          <text:p text:style-name="P45">How do I allow connections from other computers?<text:tab/>29</text:p>
          <text:p text:style-name="P45">Why does the server fail to run with port 80?<text:tab/>29</text:p>
          <text:p text:style-name="P43">Advanced Topics<text:tab/>31</text:p>
          <text:p text:style-name="P46">Exception stack traces<text:tab/>31</text:p>
          <text:p text:style-name="P45">Stack traces with madExcept<text:tab/>31</text:p>
          <text:p text:style-name="P45">Stack traces with JclDebug<text:tab/>32</text:p>
          <text:p text:style-name="P46">Configuration of internal Indy HTTP Server<text:tab/>32</text:p>
          <text:p text:style-name="P45">MaxConnections example<text:tab/>32</text:p>
          <text:p text:style-name="P45">Thread pool example<text:tab/>32</text:p>
          <text:p text:style-name="P45">Interceptor example<text:tab/>33</text:p>
          <text:p text:style-name="P46">SLF4P support<text:tab/>34</text:p>
          <text:p text:style-name="P46">IDE configuration<text:tab/>34</text:p>
          <text:p text:style-name="P43">Unit Tests<text:tab/>35</text:p>
          <text:p text:style-name="P46">Expected Exceptions<text:tab/>35</text:p>
          <text:p text:style-name="P43">Example Web Components<text:tab/>36</text:p>
          <text:p text:style-name="P46">TdjDefaultWebComponent<text:tab/>36</text:p>
          <text:p text:style-name="P46">TdjNCSALogHandler<text:tab/>36</text:p>
          <text:p text:style-name="P46">TdjStatisticsHandler<text:tab/>37</text:p>
          <text:p text:style-name="P43">Other optional units<text:tab/>38</text:p>
          <text:p text:style-name="P46">ShutdownHelper<text:tab/>38</text:p>
          <text:p text:style-name="P43">Third-Party Product Licenses<text:tab/>39</text:p>
          <text:p text:style-name="P45">Internet Direct (Indy)<text:tab/>39</text:p>
          <text:p text:style-name="P45">Twitter Bootstrap<text:tab/>39</text:p>
          <text:p text:style-name="P43"><text:soft-page-break/>Index<text:tab/>40</text:p>
        </text:index-body>
      </text:table-of-content>
      <text:h text:style-name="P62" text:outline-level="1"/>
      <text:h text:style-name="P63"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651763970" text:style-name="L1">
        <text:list-item>
          <text:p text:style-name="P79"><text:span text:style-name="T5"><text:title>Daraja HTTP Framework</text:title></text:span><text:span text:style-name="T5"><text:s/></text:span><text:span text:style-name="T5"><text:keywords>2.8</text:keywords></text:span></text:p>
        </text:list-item>
        <text:list-item>
          <text:p text:style-name="P80">Indy 10.6</text:p>
        </text:list-item>
        <text:list-item>
          <text:p text:style-name="P80">Delphi 2009</text:p>
        </text:list-item>
      </text:list>
      <text:h text:style-name="P73" text:outline-level="3"><text:bookmark-start text:name="__RefHeading___Toc4038_661956188"/>Project Setup<text:bookmark-end text:name="__RefHeading___Toc4038_661956188"/></text:h>
      <text:p text:style-name="P4">The application you create will contain one Delphi project, which is a console program.</text:p>
      <text:list text:style-name="L2">
        <text:list-item>
          <text:p text:style-name="P81">in the IDE, use the project wizard to create a new console line application project</text:p>
        </text:list-item>
        <text:list-item>
          <text:p text:style-name="P88"><text:span text:style-name="T5">add the path to the </text:span><text:span text:style-name="FlowSource">&lt;inst&gt;\source</text:span><text:span text:style-name="T5"> folder to the project search path</text:span></text:p>
        </text:list-item>
        <text:list-item>
          <text:p text:style-name="P81">save the project as <text:span text:style-name="FlowSource">HelloWorldServer</text:span></text:p>
        </text:list-item>
      </text:list>
      <text:h text:style-name="P73" text:outline-level="3"><text:bookmark-start text:name="__RefHeading___Toc4040_661956188"/>Creating the Web Component<text:bookmark-end text:name="__RefHeading___Toc4040_661956188"/></text:h>
      <text:list text:style-name="L3">
        <text:list-item>
          <text:p text:style-name="P82">create a unit with the code below and save it as <text:span text:style-name="FlowSource">HelloWorldResource.pas</text:span></text:p>
        </text:list-item>
      </text:list>
      <text:p text:style-name="P6"><text:span text:style-name="FlowSource"><text:span text:style-name="T6">Code ex</text:span></text:span><text:span text:style-name="FlowSource"><text:span text:style-name="T5">ample</text:span></text:span></text:p>
      <text:p text:style-name="P37"/>
      <text:p text:style-name="P37">unit HelloWorldResource;</text:p>
      <text:p text:style-name="P37"/>
      <text:p text:style-name="P37">interface</text:p>
      <text:p text:style-name="P37"/>
      <text:p text:style-name="P37">uses djWebComponent, djTypes;</text:p>
      <text:p text:style-name="P37"><text:soft-page-break/></text:p>
      <text:p text:style-name="P37">type</text:p>
      <text:p text:style-name="P37"><text:s text:c="2"/>THelloWorldResource = class(TdjWebComponent)</text:p>
      <text:p text:style-name="P37"><text:s text:c="2"/>public</text:p>
      <text:p text:style-name="P37"><text:s text:c="4"/>procedure OnGet(Request: TdjRequest; Response: TdjResponse); override;</text:p>
      <text:p text:style-name="P37"><text:s text:c="2"/>end;</text:p>
      <text:p text:style-name="P37"/>
      <text:p text:style-name="P37">implementation</text:p>
      <text:p text:style-name="P37"/>
      <text:p text:style-name="P37">procedure THelloWorldResource.OnGet(Request: TdjRequest; Response: TdjResponse);</text:p>
      <text:p text:style-name="P37">begin</text:p>
      <text:p text:style-name="P37"><text:s text:c="2"/>Response.ContentText := 'Hello world!';</text:p>
      <text:p text:style-name="P37"><text:s text:c="2"/>Response.ContentType := 'text/plain';</text:p>
      <text:p text:style-name="P37">end;</text:p>
      <text:p text:style-name="P37"/>
      <text:p text:style-name="P37">end.</text:p>
      <text:h text:style-name="P73" text:outline-level="3"><text:bookmark-start text:name="__RefHeading___Toc4042_661956188"/>Create the server configuration and start-up code<text:bookmark-end text:name="__RefHeading___Toc4042_661956188"/></text:h>
      <text:list text:style-name="L4">
        <text:list-item>
          <text:p text:style-name="P83">open the <text:span text:style-name="FlowSource">HelloWorldServer.dpr</text:span> application project file </text:p>
        </text:list-item>
        <text:list-item>
          <text:p text:style-name="P83">paste the code shown below</text:p>
        </text:list-item>
      </text:list>
      <text:p text:style-name="P6"><text:span text:style-name="T41">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89">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a xlink:type="simple" xlink:href="http://localhost/tutorial/hello" text:style-name="Internet_20_link" text:visited-style-name="Visited_20_Internet_20_Link"><text:span text:style-name="T28">http://localhost/tutorial/hello</text:span></text:a><text:span text:style-name="T28">. This will cause a HTTP GET request to be sent from the web browser, asking the server for the resource at http://localhost/tutorial/hello.</text:span></text:p>
      <text:p text:style-name="P15">The server will parse the request, look up the context ('tutorial') and the web component responsible for this resource address. It will find that THelloWorldResource is mapped to the path '/hello'.</text:p>
      <text:p text:style-name="P15">The server then will invoke the GET request handler <text:span text:style-name="FlowSource">THelloWorldResource.OnGet</text:span>, passing request and response objects.</text:p>
      <text:p text:style-name="P15">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15">To shut down the HTTP server, activate the console application window and press any key.</text:p>
      <text:p text:style-name="P15"/>
      <text:p text:style-name="P15"><draw:frame draw:style-name="fr2" draw:name="Rahmen1" text:anchor-type="paragraph" svg:x="0cm" svg:y="0cm" svg:width="13.63cm" draw:z-index="2"><draw:text-box fo:min-height="5.69cm"><text:p text:style-name="Illustration"><draw:frame draw:style-name="fr5" draw:name="Grafik2" text:anchor-type="paragraph" svg:x="0.004cm" svg:y="0.002cm" svg:width="13.63cm" style:rel-width="100%" svg:height="5.69cm" style:rel-height="scale" draw:z-index="3"><draw:image xlink:href="Pictures/1000000000000203000000D7595DD6DBF2D5071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3" text:outline-level="3"><text:bookmark-start text:name="__RefHeading___Toc4050_661956188"/>Source Code<text:bookmark-end text:name="__RefHeading___Toc4050_661956188"/></text:h>
      <text:p text:style-name="P15">The full project source code is included in the <text:span text:style-name="FlowSource">&lt;inst&gt;/demo/tutorial1</text:span> folder.</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32">n</text:span> example for HTTP sessions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1">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93138110502804" text:continue-list="list651763970" text:style-name="L1">
        <text:list-item>
          <text:p text:style-name="P79"><text:span text:style-name="T5"><text:title>Daraja HTTP Framework</text:title></text:span><text:span text:style-name="T5"><text:s/></text:span><text:span text:style-name="T5"><text:keywords>2.8</text:keywords></text:span></text:p>
        </text:list-item>
        <text:list-item>
          <text:p text:style-name="P80">Indy 10.6</text:p>
        </text:list-item>
        <text:list-item>
          <text:p text:style-name="P80">Delphi 2009</text:p>
        </text:list-item>
      </text:list>
      <text:h text:style-name="P73" text:outline-level="3"><text:bookmark-start text:name="__RefHeading___Toc4054_661956188"/>Project Setup<text:bookmark-end text:name="__RefHeading___Toc4054_661956188"/></text:h>
      <text:p text:style-name="P4">The application you create will contain one Delphi project, which is a console program.</text:p>
      <text:list text:style-name="L6">
        <text:list-item>
          <text:p text:style-name="P84">in the IDE, use the project wizard to create a new console line application project</text:p>
        </text:list-item>
        <text:list-item>
          <text:p text:style-name="P90"><text:span text:style-name="T5">add the path to the </text:span><text:span text:style-name="T23">&lt;inst&gt;\source</text:span><text:span text:style-name="T5"> folder to the project search path</text:span></text:p>
        </text:list-item>
        <text:list-item>
          <text:p text:style-name="P84">save the project as <text:span text:style-name="T20">HttpSessionServer</text:span></text:p>
        </text:list-item>
      </text:list>
      <text:h text:style-name="P73" text:outline-level="3"><text:bookmark-start text:name="__RefHeading___Toc4056_661956188"/>Creating the Web Component<text:bookmark-end text:name="__RefHeading___Toc4056_661956188"/></text:h>
      <text:list text:style-name="L7">
        <text:list-item>
          <text:p text:style-name="P91"><text:span text:style-name="T5">create a unit with the code below and save it as </text:span><text:span text:style-name="T21">SessionDemoResource.pas</text:span></text:p>
        </text:list-item>
      </text:list>
      <text:p text:style-name="P30"><text:span text:style-name="T41">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73" text:outline-level="3"><text:bookmark-start text:name="__RefHeading___Toc4058_661956188"/>Create the server configuration and start-up code<text:bookmark-end text:name="__RefHeading___Toc4058_661956188"/></text:h>
      <text:list text:style-name="L8">
        <text:list-item>
          <text:p text:style-name="P85">open the HttpSessionServer.dpr application project file </text:p>
        </text:list-item>
        <text:list-item>
          <text:p text:style-name="P85">paste the code shown below</text:p>
        </text:list-item>
      </text:list>
      <text:p text:style-name="P5"><text:span text:style-name="T41">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9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a xlink:type="simple" xlink:href="http://localhost/tutorial/session" text:style-name="Internet_20_link" text:visited-style-name="Visited_20_Internet_20_Link"><text:span text:style-name="T28">http://localhost/tutorial/session</text:span></text:a><text:span text:style-name="T28">. This will cause a HTTP GET request to be sent from the web browser, asking the server for the resource at http://localhost/tutorial/session.</text:span></text:p>
      <text:p text:style-name="P15">The server will parse the request, look up the context ('tutorial') and the web component responsible for this resource address. It will find that <text:span text:style-name="T21">TSessionDemoResource</text:span> is mapped to the path '/session'.</text:p>
      <text:p text:style-name="P15">The server then will invoke the GET request handler <text:span text:style-name="T21">TSessionDemoResource.OnGet</text:span>, passing request and response objects.</text:p>
      <text:p text:style-name="P15">Finally, the code in <text:span text:style-name="T21">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15">To shut down the HTTP server, activate the console application window and press any key.</text:p>
      <text:p text:style-name="P15"/>
      <text:p text:style-name="P15"><draw:frame draw:style-name="fr2" draw:name="Rahmen3" text:anchor-type="paragraph" svg:x="0cm" svg:y="0cm" svg:width="13.63cm" draw:z-index="4"><draw:text-box fo:min-height="5.69cm"><text:p text:style-name="Illustration"><draw:frame draw:style-name="fr6" draw:name="Grafik3" text:anchor-type="paragraph" svg:width="13.63cm" svg:height="4.627cm" draw:z-index="5"><draw:image xlink:href="Pictures/1000000000000285000000DB2DAE220AE76260DC.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3" text:outline-level="3"><text:bookmark-start text:name="__RefHeading___Toc4066_661956188"/>Source Code<text:bookmark-end text:name="__RefHeading___Toc4066_661956188"/></text:h>
      <text:p text:style-name="P15">The full project source code is included in the &lt;inst&gt;/demo/tutorial2 folder.</text:p>
      <text:h text:style-name="Heading_20_2" text:outline-level="2"><text:bookmark-start text:name="__RefHeading___Toc4068_661956188"/><text:soft-page-break/>Multiple Mappings of a Web Component<text:bookmark-end text:name="__RefHeading___Toc4068_661956188"/></text:h>
      <text:p text:style-name="Standard">The following short tutorial takes you through some of the basic steps of creating a <text:span text:style-name="T5"><text:title>Daraja HTTP Framework</text:title></text:span><text:span text:style-name="T5"><text:s/>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93">for http://localhost/tutorial/fib.txt, the content type is <text:span text:style-name="T20">text/plain</text:span></text:p>
        </text:list-item>
        <text:list-item>
          <text:p text:style-name="P93">for http://localhost/tutorial/fib.html, the content type is <text:span text:style-name="T20">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94">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text:continue-list="list193138110502804" text:style-name="L1">
        <text:list-item>
          <text:p text:style-name="P79"><text:span text:style-name="T5"><text:title>Daraja HTTP Framework</text:title></text:span><text:span text:style-name="T5"><text:s/></text:span><text:span text:style-name="T5"><text:keywords>2.8</text:keywords></text:span></text:p>
        </text:list-item>
        <text:list-item>
          <text:p text:style-name="P80">Indy 10.6</text:p>
        </text:list-item>
        <text:list-item>
          <text:p text:style-name="P80">Delphi 2009</text:p>
        </text:list-item>
      </text:list>
      <text:h text:style-name="P73" text:outline-level="3"><text:bookmark-start text:name="__RefHeading___Toc4070_661956188"/>Project Setup<text:bookmark-end text:name="__RefHeading___Toc4070_661956188"/></text:h>
      <text:p text:style-name="P4">The application you create will contain one Delphi project, which is a console program.</text:p>
      <text:list text:style-name="L12">
        <text:list-item>
          <text:p text:style-name="P86">in the IDE, use the project wizard to create a new console line application project</text:p>
        </text:list-item>
        <text:list-item>
          <text:p text:style-name="P95"><text:span text:style-name="T5">add the path to the </text:span><text:span text:style-name="T23">&lt;inst&gt;\source</text:span><text:span text:style-name="T5"> folder to the project search path</text:span></text:p>
        </text:list-item>
        <text:list-item>
          <text:p text:style-name="P86">save the project as <text:span text:style-name="T20">TwoMappingsServer</text:span></text:p>
        </text:list-item>
      </text:list>
      <text:h text:style-name="P73" text:outline-level="3"><text:bookmark-start text:name="__RefHeading___Toc4072_661956188"/>Creating the Web Component<text:bookmark-end text:name="__RefHeading___Toc4072_661956188"/></text:h>
      <text:list text:style-name="L13">
        <text:list-item>
          <text:p text:style-name="P96"><text:span text:style-name="T5">create a unit with the code below and save it as </text:span><text:span text:style-name="T21">FibonacciResource.pas</text:span></text:p>
        </text:list-item>
      </text:list>
      <text:p text:style-name="P30"><text:span text:style-name="T22">Code ex</text:span><text:span text:style-name="T2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oft-page-break/><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73" text:outline-level="3"><text:bookmark-start text:name="__RefHeading___Toc4074_661956188"/>Create the server configuration and start-up code<text:bookmark-end text:name="__RefHeading___Toc4074_661956188"/></text:h>
      <text:list text:style-name="L14">
        <text:list-item>
          <text:p text:style-name="P87">open the TwoMappingsServer.dpr application project file </text:p>
        </text:list-item>
        <text:list-item>
          <text:p text:style-name="P87">paste the code shown below</text:p>
        </text:list-item>
      </text:list>
      <text:p text:style-name="P5"><text:span text:style-name="T41">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oft-page-break/><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97">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28">http://localhost/tutorial/fib.txt?n=7</text:span></text:a><text:span text:style-name="T28">. This will cause a HTTP GET request to be sent, asking for the resource http://localhost/tutorial/fib.txt, and passing the query parameter n with value 7.</text:span></text:p>
      <text:p text:style-name="P15">The server will parse the request, look up the context ('tutorial') and the web component responsible for this resource address. It will find that <text:span text:style-name="T21">TFibonacciResource</text:span> is mapped to the absolute path '/fib.txt'.</text:p>
      <text:p text:style-name="P15">The server then will invoke the GET request handler <text:span text:style-name="T21">TFibonacciResource.OnGet</text:span>, passing request and response objects.</text:p>
      <text:p text:style-name="P15">Finally, the code in <text:span text:style-name="T21">TFibonacciResource.OnGet</text:span> builds the response, which will be sent back to the web browser.</text:p>
      <text:p text:style-name="P15"><draw:frame draw:style-name="fr1" draw:name="Rahmen4" text:anchor-type="paragraph" svg:width="14.737cm" draw:z-index="6"><draw:text-box fo:min-height="4.498cm"><text:p text:style-name="Illustration"><draw:frame draw:style-name="fr5" draw:name="Grafik9" text:anchor-type="paragraph" svg:x="0.004cm" svg:y="0.002cm" svg:width="14.737cm" style:rel-width="100%" svg:height="4.498cm" style:rel-height="scale" draw:z-index="7"><draw:image xlink:href="Pictures/100000000000022D000000AAC869AB625467BECF.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soft-page-break/></text:p>
      <text:p text:style-name="P15">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20">text/html</text:span> and a simple HTML body back to the browser.</text:p>
      <text:p text:style-name="P15"><draw:frame draw:style-name="fr1" draw:name="Rahmen5" text:anchor-type="paragraph" svg:width="14.737cm" draw:z-index="8"><draw:text-box fo:min-height="4.498cm"><text:p text:style-name="Illustration"><draw:frame draw:style-name="fr5" draw:name="Grafik8" text:anchor-type="paragraph" svg:x="0.004cm" svg:y="0.002cm" svg:width="14.737cm" style:rel-width="100%" svg:height="4.498cm" style:rel-height="scale" draw:z-index="9"><draw:image xlink:href="Pictures/100000000000022D000000AAB2F0DF480757FA33.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15">To shut down the HTTP server, activate the console application window and press any key.</text:p>
      <text:h text:style-name="Heading_20_3" text:outline-level="3"><text:bookmark-start text:name="__RefHeading___Toc4082_661956188"/>Source Code<text:bookmark-end text:name="__RefHeading___Toc4082_661956188"/></text:h>
      <text:p text:style-name="P15">The full project source code is included in the &lt;inst&gt;/demo/tutorial3 folder.</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99"><text:span text:style-name="T12">Embarcadero Delphi</text:span> 2009 <text:span text:style-name="T35">(</text:span>Update 4<text:span text:style-name="T35">)<text:line-break/></text:span><text:span text:style-name="T26">or</text:span></text:p>
        </text:list-item>
        <text:list-item>
          <text:p text:style-name="P99"><text:alphabetical-index-mark-start text:id="IMark1922710400600"/><text:alphabetical-index-mark-start text:id="IMark1922710401656"/><text:span text:style-name="T12">Free Pascal</text:span><text:alphabetical-index-mark-end text:id="IMark1922710401656"/><text:alphabetical-index-mark-end text:id="IMark1922710400600"/> <text:span text:style-name="T35">3.</text:span><text:span text:style-name="T45">2.0 or newer</text:span></text:p>
        </text:list-item>
        <text:list-item>
          <text:p text:style-name="P98"><text:span text:style-name="T12">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100">add the <text:title>Daraja HTTP Framework</text:title><text:s/><text:span text:style-name="T20">&lt;Install&gt;/</text:span><text:span text:style-name="T24">source</text:span> folder to the project search path </text:p>
        </text:list-item>
        <text:list-item>
          <text:p text:style-name="P100">add the folders <text:span text:style-name="T20">&lt;Indy&gt;/Lib/Core</text:span>, <text:span text:style-name="T20">&lt;Indy&gt;/Lib/System</text:span> and <text:span text:style-name="T20">&lt;Indy&gt;/Lib/Protocols</text:span> to the project search path</text:p>
        </text:list-item>
        <text:list-item>
          <text:p text:style-name="P101">add the folder <text:span text:style-name="T20">&lt;Indy&gt;/Lib/Core</text:span> to the project <text:span text:style-name="T34">include</text:span> path</text:p>
        </text:list-item>
      </text:list>
      <text:p text:style-name="P21"/>
      <text:p text:style-name="Standard"><text:span text:style-name="T34">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102">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1922710398392"/>Conditional Symbols<text:bookmark-end text:name="__RefHeading___Toc4096_661956188"/><text:alphabetical-index-mark-end text:id="IMark1922710398392"/></text:h>
      <table:table table:name="Tabelle2" table:style-name="Tabelle2">
        <table:table-column table:style-name="Tabelle2.A"/>
        <table:table-column table:style-name="Tabelle2.B"/>
        <table:table-row>
          <table:table-cell table:style-name="Tabelle2.A1" office:value-type="string">
            <text:p text:style-name="P17">Conditional symbol </text:p>
          </table:table-cell>
          <table:table-cell table:style-name="Tabelle2.B1" office:value-type="string">
            <text:p text:style-name="P17">Description</text:p>
          </table:table-cell>
        </table:table-row>
        <table:table-row>
          <table:table-cell table:style-name="Tabelle2.A2" office:value-type="string">
            <text:p text:style-name="P34">DARAJA_LOGGING</text:p>
          </table:table-cell>
          <table:table-cell table:style-name="Tabelle2.B2" office:value-type="string">
            <text:p text:style-name="P34">Enables <text:alphabetical-index-mark-start text:id="IMark1922710402904"/>logging<text:alphabetical-index-mark-end text:id="IMark1922710402904"/></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922710401272"/>development mode<text:alphabetical-index-mark-end text:id="IMark1922710401272"/></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922710401656"/>madExcept<text:alphabetical-index-mark-end text:id="IMark1922710401656"/>, this requires <text:alphabetical-index-mark-start text:id="IMark1922710400504"/>development mode<text:alphabetical-index-mark-end text:id="IMark1922710400504"/></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922710400504"/>development mode<text:alphabetical-index-mark-end text:id="IMark1922710400504"/></text:p>
          </table:table-cell>
        </table:table-row>
      </table:table>
      <text:p text:style-name="Table">Table <text:sequence text:ref-name="refTable0" text:name="Table" text:formula="ooow:Table+1" style:num-format="1">1</text:sequence>: <text:alphabetical-index-mark-start text:id="IMark1922710398200"/>Conditional symbols<text:alphabetical-index-mark-end text:id="IMark1922710398200"/></text:p>
      <text:h text:style-name="Heading_20_1" text:outline-level="1"><text:bookmark-start text:name="__RefHeading___Toc4098_661956188"/>Introduction <text:span text:style-name="T45">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7">A Web Component has t<text:span text:style-name="T49">wo</text:span> minimum requirements:</text:p>
      <text:list text:style-name="L19">
        <text:list-item>
          <text:p text:style-name="P103"><text:span text:style-name="T14">it must be a subclass of </text:span><text:alphabetical-index-mark-start text:id="IMark1922710403480"/><text:span text:style-name="T14">TdjWebComponent</text:span><text:alphabetical-index-mark-end text:id="IMark1922710403480"/></text:p>
        </text:list-item>
        <text:list-item>
          <text:p text:style-name="P103"><text:span text:style-name="T14">it must override at least one of the predefined </text:span><text:alphabetical-index-mark-start text:id="IMark1922710398200"/><text:span text:style-name="T14">HTTP</text:span><text:alphabetical-index-mark-end text:id="IMark1922710398200"/><text:span text:style-name="T14"> method handlers – </text:span><text:alphabetical-index-mark-start text:id="IMark1922710399352"/><text:span text:style-name="T14">OnGet</text:span><text:alphabetical-index-mark-end text:id="IMark1922710399352"/><text:span text:style-name="T14">, </text:span><text:alphabetical-index-mark-start text:id="IMark1922710402616"/><text:span text:style-name="T14">OnPost</text:span><text:alphabetical-index-mark-end text:id="IMark1922710402616"/><text:span text:style-name="T14"> etc.</text:span></text:p>
        </text:list-item>
      </text:list>
      <text:p text:style-name="P7">It may also optionally override two other meth<text:span text:style-name="T49">ods</text:span></text:p>
      <text:list text:style-name="L20">
        <text:list-item>
          <text:p text:style-name="P104"><text:span text:style-name="T14">the </text:span><text:alphabetical-index-mark-start text:id="IMark1922710402040"/><text:span text:style-name="T14">Init</text:span><text:alphabetical-index-mark-end text:id="IMark1922710402040"/><text:span text:style-name="T14"> method, to perform </text:span><text:span text:style-name="T18">init</text:span><text:span text:style-name="T14">ialization tasks</text:span></text:p>
        </text:list-item>
        <text:list-item>
          <text:p text:style-name="P104"><text:span text:style-name="T14">the destructor (</text:span><text:alphabetical-index-mark-start text:id="IMark1922710402808"/><text:span text:style-name="T14">Destroy</text:span><text:alphabetical-index-mark-end text:id="IMark1922710402808"/><text:span text:style-name="T14">), to perform cleanup tasks</text:span></text:p>
        </text:list-item>
      </text:list>
      <text:h text:style-name="P74" text:outline-level="3"><text:bookmark-start text:name="__RefHeading___Toc4102_661956188"/>Example<text:bookmark-end text:name="__RefHeading___Toc4102_661956188"/></text:h>
      <text:p text:style-name="P7">A minimal example is shown below. </text:p>
      <text:list text:style-name="L21">
        <text:list-item>
          <text:p text:style-name="P105"><text:span text:style-name="T14">It overrides </text:span><text:alphabetical-index-mark-start text:id="IMark1922710402616"/><text:span text:style-name="T15">OnGet</text:span><text:alphabetical-index-mark-end text:id="IMark1922710402616"/><text:span text:style-name="T14">, which has two parameters for the Indy </text:span><text:alphabetical-index-mark-start text:id="IMark1922710399928"/><text:span text:style-name="T14">HTTP</text:span><text:alphabetical-index-mark-end text:id="IMark1922710399928"/><text:span text:style-name="T14"> </text:span><text:alphabetical-index-mark-start text:id="IMark1922710397528"/><text:span text:style-name="T14">Request</text:span><text:alphabetical-index-mark-end text:id="IMark1922710397528"/><text:span text:style-name="T14"> and </text:span><text:alphabetical-index-mark-start text:id="IMark1922710400504"/><text:span text:style-name="T14">Response</text:span><text:alphabetical-index-mark-end text:id="IMark1922710400504"/><text:span text:style-name="T14"> objects. </text:span></text:p>
        </text:list-item>
        <text:list-item>
          <text:p text:style-name="P105"><text:span text:style-name="T14">In the method body, it sets the </text:span><text:alphabetical-index-mark-start text:id="IMark1922710400984"/><text:span text:style-name="T15">ContentText</text:span><text:alphabetical-index-mark-end text:id="IMark1922710400984"/><text:span text:style-name="T14"> property of the </text:span><text:alphabetical-index-mark-start text:id="IMark1922710402712"/><text:span text:style-name="T14">Response</text:span><text:alphabetical-index-mark-end text:id="IMark1922710402712"/><text:span text:style-name="T14"> object to '&lt;html&gt;Hello world!&lt;/html&gt;':</text:span></text:p>
        </text:list-item>
      </text:list>
      <text:p text:style-name="P30"><text:span text:style-name="T17">Code ex</text:span><text:span text:style-name="T14">ample</text:span></text:p>
      <text:p text:style-name="Preformatted_20_Text"/>
      <text:p text:style-name="Preformatted_20_Text">type</text:p>
      <text:p text:style-name="Preformatted_20_Text"><text:s text:c="2"/><text:alphabetical-index-mark-start text:id="IMark1922710403192"/><text:alphabetical-index-mark-start text:id="IMark1922710398584"/>TMyWebPage<text:alphabetical-index-mark-end text:id="IMark1922710398584"/><text:alphabetical-index-mark-end text:id="IMark1922710403192"/> = class(<text:alphabetical-index-mark-start text:id="IMark1922710401752"/><text:alphabetical-index-mark-start text:id="IMark1922710400216"/>TdjWebComponent<text:alphabetical-index-mark-end text:id="IMark1922710400216"/><text:alphabetical-index-mark-end text:id="IMark1922710401752"/>)</text:p>
      <text:p text:style-name="Preformatted_20_Text"><text:s text:c="2"/>public</text:p>
      <text:p text:style-name="Preformatted_20_Text"><text:s text:c="4"/>procedure <text:alphabetical-index-mark-start text:id="IMark1922710402616"/>OnGet<text:alphabetical-index-mark-end text:id="IMark1922710402616"/>(<text:alphabetical-index-mark-start text:id="IMark1922710402904"/>Request<text:alphabetical-index-mark-end text:id="IMark1922710402904"/>: <text:alphabetical-index-mark-start text:id="IMark1922710398584"/><text:alphabetical-index-mark-start text:id="IMark1922710402712"/><text:alphabetical-index-mark-start text:id="IMark1922710400600"/>TdjRequest<text:alphabetical-index-mark-end text:id="IMark1922710400600"/><text:alphabetical-index-mark-end text:id="IMark1922710402712"/><text:alphabetical-index-mark text:string-value=" "/><text:alphabetical-index-mark-end text:id="IMark1922710398584"/><text:alphabetical-index-mark text:string-value=" "/>; <text:alphabetical-index-mark-start text:id="IMark1922710399352"/>Response<text:alphabetical-index-mark-end text:id="IMark1922710399352"/>:</text:p>
      <text:p text:style-name="Preformatted_20_Text"><text:s text:c="6"/><text:alphabetical-index-mark-start text:id="IMark1922710400888"/><text:alphabetical-index-mark-start text:id="IMark1922710403192"/><text:alphabetical-index-mark-start text:id="IMark1922710400504"/>TdjResponse<text:alphabetical-index-mark-end text:id="IMark1922710400504"/><text:alphabetical-index-mark-end text:id="IMark1922710403192"/><text:alphabetical-index-mark text:string-value=" "/><text:alphabetical-index-mark-end text:id="IMark192271040088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922710399544"/>TMyWebPage<text:alphabetical-index-mark-end text:id="IMark1922710399544"/> }</text:p>
      <text:p text:style-name="Preformatted_20_Text"/>
      <text:p text:style-name="Preformatted_20_Text">procedure <text:alphabetical-index-mark-start text:id="IMark1922710401752"/>TMyWebPage<text:alphabetical-index-mark-end text:id="IMark1922710401752"/>.<text:alphabetical-index-mark-start text:id="IMark1922710403192"/>OnGet<text:alphabetical-index-mark-end text:id="IMark1922710403192"/>(<text:alphabetical-index-mark-start text:id="IMark1922710397624"/>Request<text:alphabetical-index-mark-end text:id="IMark1922710397624"/>: <text:alphabetical-index-mark-start text:id="IMark1922710402904"/><text:alphabetical-index-mark-start text:id="IMark1922710401560"/>TdjRequest<text:alphabetical-index-mark-end text:id="IMark1922710401560"/><text:alphabetical-index-mark text:string-value=" "/><text:alphabetical-index-mark-end text:id="IMark1922710402904"/><text:alphabetical-index-mark text:string-value=" "/>;</text:p>
      <text:p text:style-name="Preformatted_20_Text"><text:s text:c="2"/><text:alphabetical-index-mark-start text:id="IMark1922710401848"/>Response<text:alphabetical-index-mark-end text:id="IMark1922710401848"/>: <text:alphabetical-index-mark-start text:id="IMark1922710402616"/><text:alphabetical-index-mark-start text:id="IMark1922710399928"/>TdjResponse<text:alphabetical-index-mark-end text:id="IMark1922710399928"/><text:alphabetical-index-mark text:string-value=" "/><text:alphabetical-index-mark-end text:id="IMark1922710402616"/><text:alphabetical-index-mark text:string-value=" "/>);</text:p>
      <text:p text:style-name="Preformatted_20_Text">begin</text:p>
      <text:p text:style-name="Preformatted_20_Text"><text:s text:c="2"/><text:alphabetical-index-mark-start text:id="IMark1922710398104"/>Response<text:alphabetical-index-mark-end text:id="IMark1922710398104"/>.<text:alphabetical-index-mark-start text:id="IMark1922710400216"/>ContentText<text:alphabetical-index-mark-end text:id="IMark1922710400216"/> := '&lt;html&gt;Hello world!&lt;/html&gt;;</text:p>
      <text:p text:style-name="Preformatted_20_Text"><text:s text:c="2"/>Response.<text:alphabetical-index-mark-start text:id="IMark1922710400504"/>ContentType<text:alphabetical-index-mark-end text:id="IMark1922710400504"/> := 'text/html';</text:p>
      <text:p text:style-name="Preformatted_20_Text"><text:s text:c="2"/>Response.<text:alphabetical-index-mark-start text:id="IMark1922710401656"/>CharSet<text:alphabetical-index-mark-end text:id="IMark1922710401656"/> := '<text:alphabetical-index-mark-start text:id="IMark1922710402232"/>utf-8<text:alphabetical-index-mark-end text:id="IMark1922710402232"/>'; </text:p>
      <text:p text:style-name="P8">end;</text:p>
      <text:p text:style-name="P8"/>
      <text:h text:style-name="Heading_20_2" text:outline-level="2"><text:bookmark-start text:name="__RefHeading___Toc4104_661956188"/><text:soft-page-break/>Web Application <text:alphabetical-index-mark-start text:id="IMark1922710400600"/><text:alphabetical-index-mark-start text:id="IMark1922710403288"/>Context<text:bookmark-end text:name="__RefHeading___Toc4104_661956188"/><text:alphabetical-index-mark-end text:id="IMark1922710403288"/><text:alphabetical-index-mark-end text:id="IMark1922710400600"/></text:h>
      <text:p text:style-name="P20">In a <text:title>Daraja HTTP Framework</text:title><text:s/>web application, a <text:alphabetical-index-mark-start text:id="IMark1922710398200"/><text:span text:style-name="T12">context</text:span><text:alphabetical-index-mark-end text:id="IMark1922710398200"/> is an object that is created when the web application is started and destroyed when the web application is taken out of service.</text:p>
      <text:p text:style-name="P20">The <text:alphabetical-index-mark-start text:id="IMark1922710399064"/>context<text:alphabetical-index-mark-end text:id="IMark1922710399064"/> object can contain initialization parameters which can be accessed from web components.</text:p>
      <text:p text:style-name="P20">A <text:alphabetical-index-mark-start text:id="IMark1922710398584"/>context<text:alphabetical-index-mark-end text:id="IMark1922710398584"/> can provide <text:span text:style-name="T12">dynamic</text:span> and <text:alphabetical-index-mark-start text:id="IMark1922710403096"/><text:span text:style-name="T12">static</text:span> <text:alphabetical-index-mark-start text:id="IMark1922710401080"/>resource<text:alphabetical-index-mark-end text:id="IMark1922710403096"/>s<text:alphabetical-index-mark-end text:id="IMark1922710401080"/>:</text:p>
      <text:list text:style-name="L22">
        <text:list-item>
          <text:p text:style-name="P106"><text:span text:style-name="T12">Dynamic</text:span> <text:alphabetical-index-mark-start text:id="IMark1922710401176"/>resources<text:alphabetical-index-mark-end text:id="IMark1922710401176"/> are created by <text:span text:style-name="T12">Web Components</text:span> when a client sends a request which matches their <text:alphabetical-index-mark-start text:id="IMark1922710401752"/><text:span text:style-name="T26">resource path mapping</text:span><text:alphabetical-index-mark-end text:id="IMark1922710401752"/></text:p>
        </text:list-item>
        <text:list-item>
          <text:p text:style-name="P106"><text:alphabetical-index-mark-start text:id="IMark1922710399544"/><text:span text:style-name="T12">Static</text:span> <text:alphabetical-index-mark-start text:id="IMark1922710397720"/>resource<text:alphabetical-index-mark-end text:id="IMark1922710399544"/>s<text:alphabetical-index-mark-end text:id="IMark1922710397720"/> are located in the <text:span text:style-name="T26">file system</text:span>. A special web component in the framework handles requests for <text:alphabetical-index-mark-start text:id="IMark1922710400216"/>static <text:alphabetical-index-mark-start text:id="IMark1922710397624"/>resource<text:alphabetical-index-mark-end text:id="IMark1922710400216"/>s<text:alphabetical-index-mark-end text:id="IMark1922710397624"/>. It also <text:span text:style-name="T26">caches</text:span> requests to save bandwidth</text:p>
        </text:list-item>
      </text:list>
      <text:p text:style-name="Standard">The <text:alphabetical-index-mark-start text:id="IMark1922710401656"/>context<text:alphabetical-index-mark-end text:id="IMark1922710401656"/> path must be set in the constructor and can not be changed later.</text:p>
      <text:p text:style-name="P30"><text:span text:style-name="T41">Code ex</text:span>ample</text:p>
      <text:p text:style-name="Preformatted_20_Text"/>
      <text:p text:style-name="Preformatted_20_Text"><text:alphabetical-index-mark-start text:id="IMark1922710400504"/>Context<text:alphabetical-index-mark-end text:id="IMark1922710400504"/> := <text:alphabetical-index-mark-start text:id="IMark1922710401752"/>TdjWebApp<text:alphabetical-index-mark-start text:id="IMark1922710397720"/>Context<text:alphabetical-index-mark-end text:id="IMark1922710397720"/><text:alphabetical-index-mark-end text:id="IMark1922710401752"/>.Create('demo');</text:p>
      <text:p text:style-name="Preformatted_20_Text"/>
      <text:p text:style-name="P12"/>
      <text:p text:style-name="P12">By default, web components can not use HTTP sessions.</text:p>
      <text:p text:style-name="P12">A second parameter optionally enables HTTP sessions for the <text:alphabetical-index-mark-start text:id="IMark1922710398776"/>context<text:alphabetical-index-mark-end text:id="IMark1922710398776"/>.</text:p>
      <text:p text:style-name="P14"><text:span text:style-name="T41">Code ex</text:span>ample</text:p>
      <text:p text:style-name="P13"><text:s text:c="4"/></text:p>
      <text:p text:style-name="P13"><text:alphabetical-index-mark-start text:id="IMark1922710400888"/>Context<text:alphabetical-index-mark-end text:id="IMark1922710400888"/> := TdjWebApp<text:alphabetical-index-mark-start text:id="IMark1922710399928"/>Context<text:alphabetical-index-mark-end text:id="IMark1922710399928"/>.Create('demo', True);</text:p>
      <text:p text:style-name="P13"/>
      <text:h text:style-name="Heading_20_2" text:outline-level="2"><text:bookmark-start text:name="__RefHeading___Toc4106_661956188"/><text:alphabetical-index-mark-start text:id="IMark1922710399832"/>Path Mapping<text:bookmark-end text:name="__RefHeading___Toc4106_661956188"/><text:alphabetical-index-mark-end text:id="IMark1922710399832"/></text:h>
      <text:h text:style-name="Heading_20_3" text:outline-level="3"><text:bookmark-start text:name="__RefHeading___Toc4108_661956188"/><text:alphabetical-index-mark-start text:id="IMark1922710398872"/>Mapping rules<text:bookmark-end text:name="__RefHeading___Toc4108_661956188"/><text:alphabetical-index-mark-end text:id="IMark1922710398872"/></text:h>
      <text:list text:style-name="L23">
        <text:list-item>
          <text:p text:style-name="P117">the framework uses <text:span text:style-name="T12">path mappings</text:span> to find the matching Web Component for a request URL and executes its On... method handler </text:p>
        </text:list-item>
        <text:list-item>
          <text:p text:style-name="P117">if no match is found, and a default handler has been installed, the framework will try to serve the request using a <text:alphabetical-index-mark-start text:id="IMark1922710397720"/><text:span text:style-name="T12">static resource</text:span><text:alphabetical-index-mark-end text:id="IMark1922710397720"/> </text:p>
        </text:list-item>
        <text:list-item>
          <text:p text:style-name="P116">if no static file exists, the framework will return a 404 error </text:p>
        </text:list-item>
      </text:list>
      <text:p text:style-name="Heading_20_4"><text:alphabetical-index-mark-start text:id="IMark1922710397528"/>Support<text:alphabetical-index-mark-end text:id="IMark1922710397528"/>ed Mapping Syntax</text:p>
      <text:p text:style-name="Text_20_body"><text:alphabetical-index-mark-start text:id="IMark1922710402904"/>Support<text:alphabetical-index-mark-end text:id="IMark1922710402904"/>ed mapping styles in order of priority are</text:p>
      <text:list text:style-name="L24">
        <text:list-item>
          <text:p text:style-name="P119"><text:soft-page-break/>absolute paths, for example '/mypage.html' </text:p>
        </text:list-item>
        <text:list-item>
          <text:p text:style-name="P119">prefix mappings, for example '/myfolder/subfolder/*' </text:p>
        </text:list-item>
        <text:list-item>
          <text:p text:style-name="P118">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121">WebCompontentA maps to '*.html' </text:p>
        </text:list-item>
        <text:list-item>
          <text:p text:style-name="P120">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922710402904"/>support<text:alphabetical-index-mark-end text:id="IMark1922710402904"/>ed. Example: </text:p>
      <text:list text:style-name="L26">
        <text:list-item>
          <text:p text:style-name="P123">WebCompontentA maps to '*.html', '*.doc' and '*.pdf' </text:p>
        </text:list-item>
        <text:list-item>
          <text:p text:style-name="P122">WebCompontentB maps to '/secure/*' and '/protected/*' </text:p>
        </text:list-item>
      </text:list>
      <text:p text:style-name="Text_20_body">With this mapping, resource /<text:alphabetical-index-mark-start text:id="IMark1922710399736"/>context<text:alphabetical-index-mark-end text:id="IMark1922710399736"/>/secure/example.pdf will be handled by WebComponentB, and resource /<text:alphabetical-index-mark-start text:id="IMark1922710399832"/>context<text:alphabetical-index-mark-end text:id="IMark1922710399832"/>/example.pdf will be handled by WebCompontentA.</text:p>
      <text:p text:style-name="Text_20_body"/>
      <text:h text:style-name="P66" text:outline-level="2"><text:bookmark-start text:name="__RefHeading___Toc4110_661956188"/><text:alphabetical-index-mark-start text:id="IMark1922710400600"/>Setting parameters of a web component<text:bookmark-end text:name="__RefHeading___Toc4110_661956188"/><text:alphabetical-index-mark-end text:id="IMark1922710400600"/></text:h>
      <text:p text:style-name="P29">A <text:span text:style-name="T39">web component</text:span> contains a key-value map which can be used to keep <text:alphabetical-index-mark-start text:id="IMark1922710400696"/>configuration<text:alphabetical-index-mark-end text:id="IMark1922710400696"/> information.</text:p>
      <text:p text:style-name="P31">As a web component will be created on demand, there is no instance. As a workaround, parameters may be set on the ‘holder’ of the web component.</text:p>
      <text:p text:style-name="CodeExampleHeader"><text:span text:style-name="T41">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28"/>
      <text:p text:style-name="P28">To access the <text:alphabetical-index-mark-start text:id="IMark1922710398104"/>context<text:alphabetical-index-mark-end text:id="IMark1922710398104"/> init parameter, use <text:span text:style-name="T40">the </text:span><text:alphabetical-index-mark-start text:id="IMark1922710402616"/><text:span text:style-name="T40">GetInitParameter</text:span><text:alphabetical-index-mark-end text:id="IMark1922710402616"/><text:span text:style-name="T40"> method of the <text:s/>GetWebComponentConfig.</text:span></text:p>
      <text:p text:style-name="CodeExampleHeader">Code <text:span text:style-name="T41">e</text:span>xample</text:p>
      <text:p text:style-name="SourceCode"/>
      <text:p text:style-name="SourceCode">procedure TExampleComponent.OnGet(Request: <text:alphabetical-index-mark-start text:id="IMark1922710403288"/>TdjRequest<text:alphabetical-index-mark-end text:id="IMark1922710403288"/>; Response: <text:alphabetical-index-mark-start text:id="IMark1922710399928"/>TdjResponse<text:alphabetical-index-mark-end text:id="IMark1922710399928"/>);</text:p>
      <text:p text:style-name="SourceCode">var</text:p>
      <text:p text:style-name="SourceCode"><text:s text:c="2"/>Param: string;</text:p>
      <text:p text:style-name="SourceCode">begin</text:p>
      <text:p text:style-name="SourceCode"><text:s text:c="2"/>Param := <text:span text:style-name="T40">GetWebComponentConfig.GetInitParameter</text:span>('key');</text:p>
      <text:p text:style-name="SourceCode">end;</text:p>
      <text:p text:style-name="SourceCode"/>
      <text:h text:style-name="P67" text:outline-level="2"><text:bookmark-start text:name="__RefHeading___Toc4112_661956188"/><text:alphabetical-index-mark-start text:id="IMark1922710398104"/>Setting parameters of a context<text:bookmark-end text:name="__RefHeading___Toc4112_661956188"/><text:alphabetical-index-mark-end text:id="IMark1922710398104"/></text:h>
      <text:p text:style-name="P26">A <text:alphabetical-index-mark-start text:id="IMark1922710398200"/>context<text:alphabetical-index-mark-end text:id="IMark1922710398200"/> contains a key-value map which can be used to keep <text:alphabetical-index-mark-start text:id="IMark1922710401464"/>configuration<text:alphabetical-index-mark-end text:id="IMark1922710401464"/> information.</text:p>
      <text:p text:style-name="CodeExampleHeader"><text:span text:style-name="T41">Code </text:span>example</text:p>
      <text:p text:style-name="Delphi_20_Code"/>
      <text:p text:style-name="Delphi_20_Code"><text:alphabetical-index-mark-start text:id="IMark1922710398200"/>Context<text:alphabetical-index-mark-end text:id="IMark1922710398200"/>.<text:alphabetical-index-mark-start text:id="IMark1922710402616"/>SetInitParameter<text:alphabetical-index-mark-end text:id="IMark1922710402616"/>('key', 'value');</text:p>
      <text:p text:style-name="Delphi_20_Code"/>
      <text:p text:style-name="P26"/>
      <text:p text:style-name="P26">To access the <text:alphabetical-index-mark-start text:id="IMark1922710400216"/>context<text:alphabetical-index-mark-end text:id="IMark1922710400216"/> init parameter, use <text:alphabetical-index-mark-start text:id="IMark1922710398872"/>GetInitParameter<text:alphabetical-index-mark-end text:id="IMark1922710398872"/></text:p>
      <text:p text:style-name="P40"><text:soft-page-break/><text:span text:style-name="T41">Code ex</text:span>ample</text:p>
      <text:p text:style-name="P27"/>
      <text:p text:style-name="P27">procedure TExampleComponent.OnGet(Request: <text:alphabetical-index-mark-start text:id="IMark1922710402040"/>TdjRequest<text:alphabetical-index-mark-end text:id="IMark1922710402040"/>; Response: <text:alphabetical-index-mark-start text:id="IMark1922710399736"/>TdjResponse<text:alphabetical-index-mark-end text:id="IMark1922710399736"/>);</text:p>
      <text:p text:style-name="P27">var</text:p>
      <text:p text:style-name="P27"><text:s text:c="2"/>Param: string;</text:p>
      <text:p text:style-name="P27">begin</text:p>
      <text:p text:style-name="P27"><text:s text:c="2"/>Param := Config.Get<text:alphabetical-index-mark-start text:id="IMark1922710403384"/>Context<text:alphabetical-index-mark-end text:id="IMark1922710403384"/>.<text:alphabetical-index-mark-start text:id="IMark1922710398200"/><text:alphabetical-index-mark-start text:id="IMark1922710399256"/>GetInitParameter<text:alphabetical-index-mark-end text:id="IMark1922710399256"/><text:alphabetical-index-mark-end text:id="IMark1922710398200"/>('key');</text:p>
      <text:p text:style-name="P27">end;</text:p>
      <text:p text:style-name="P27"/>
      <text:p text:style-name="P26"/>
      <text:p text:style-name="P26">Use <text:alphabetical-index-mark-start text:id="IMark1922710400216"/><text:span text:style-name="T12">GetInitParameter</text:span><text:alphabetical-index-mark-end text:id="IMark1922710400216"/><text:span text:style-name="T12">Names</text:span> to get a list of all parameter names:</text:p>
      <text:p text:style-name="P30"><text:span text:style-name="T41">Code ex</text:span>ample</text:p>
      <text:p text:style-name="P27"/>
      <text:p text:style-name="P27">Config.Get<text:alphabetical-index-mark-start text:id="IMark1922710403480"/>Context<text:alphabetical-index-mark-end text:id="IMark1922710403480"/>.<text:alphabetical-index-mark-start text:id="IMark1922710399064"/><text:alphabetical-index-mark-start text:id="IMark1922710403096"/>GetInitParameter<text:alphabetical-index-mark-end text:id="IMark1922710403096"/>Names<text:alphabetical-index-mark-end text:id="IMark1922710399064"/>;</text:p>
      <text:p text:style-name="P27"/>
      <text:p text:style-name="Standard"/>
      <text:h text:style-name="Heading_20_2" text:outline-level="2"><text:bookmark-start text:name="__RefHeading___Toc4114_661956188"/>Unicode (<text:alphabetical-index-mark-start text:id="IMark1922710403096"/>UTF-8<text:alphabetical-index-mark-end text:id="IMark1922710403096"/>)<text:bookmark-end text:name="__RefHeading___Toc4114_661956188"/></text:h>
      <text:p text:style-name="Standard">By setting the Response <text:alphabetical-index-mark-start text:id="IMark1922710401752"/>ContentType<text:alphabetical-index-mark-end text:id="IMark1922710401752"/> and <text:alphabetical-index-mark-start text:id="IMark1922710403480"/>CharSet<text:alphabetical-index-mark-end text:id="IMark1922710403480"/>,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41">Code ex</text:span>ample</text:p>
      <text:p text:style-name="Preformatted_20_Text"/>
      <text:p text:style-name="Preformatted_20_Text">procedure THelloPage.OnGet(Request: <text:alphabetical-index-mark-start text:id="IMark1922710400984"/>TdjRequest<text:alphabetical-index-mark-end text:id="IMark1922710400984"/>;</text:p>
      <text:p text:style-name="Preformatted_20_Text"><text:s text:c="2"/>Response: <text:alphabetical-index-mark-start text:id="IMark1922710401944"/>TdjResponse<text:alphabetical-index-mark-end text:id="IMark1922710401944"/>);</text:p>
      <text:p text:style-name="Preformatted_20_Text">begin</text:p>
      <text:p text:style-name="Preformatted_20_Text"><text:s text:c="2"/>Response.<text:alphabetical-index-mark-start text:id="IMark1922710398680"/>ContentText<text:alphabetical-index-mark-end text:id="IMark1922710398680"/> := '<text:span text:style-name="T27">中文</text:span>';</text:p>
      <text:p text:style-name="Preformatted_20_Text"><text:s text:c="2"/>Response.<text:alphabetical-index-mark-start text:id="IMark1922710399448"/>ContentType<text:alphabetical-index-mark-end text:id="IMark1922710399448"/> := 'text/plain';</text:p>
      <text:p text:style-name="Preformatted_20_Text"><text:s text:c="2"/>Response.<text:alphabetical-index-mark-start text:id="IMark1922710401176"/>CharSet<text:alphabetical-index-mark-end text:id="IMark1922710401176"/> := '<text:alphabetical-index-mark-start text:id="IMark1922710398584"/>utf-8<text:alphabetical-index-mark-end text:id="IMark1922710398584"/>'; </text:p>
      <text:p text:style-name="Preformatted_20_Text">end;</text:p>
      <text:p text:style-name="Preformatted_20_Text"/>
      <text:p text:style-name="Heading_20_4"/>
      <text:h text:style-name="Heading_20_2" text:outline-level="2"><text:bookmark-start text:name="__RefHeading___Toc4116_661956188"/><text:alphabetical-index-mark-start text:id="IMark1922710399064"/>HTML Encoding<text:alphabetical-index-mark-end text:id="IMark1922710399064"/> of <text:alphabetical-index-mark-start text:id="IMark1922710399832"/>special characters<text:bookmark-end text:name="__RefHeading___Toc4116_661956188"/><text:alphabetical-index-mark-end text:id="IMark1922710399832"/></text:h>
      <text:p text:style-name="Standard">If the web component returns HTML, some characters have to be replaced as they are HTML entities.</text:p>
      <text:p text:style-name="Standard">Unit <text:alphabetical-index-mark-start text:id="IMark1922710400696"/><text:span text:style-name="T12">djGlobal</text:span><text:alphabetical-index-mark-end text:id="IMark1922710400696"/> contains the <text:alphabetical-index-mark-start text:id="IMark1922710402616"/><text:span text:style-name="T12">HTMLEncode</text:span><text:alphabetical-index-mark-end text:id="IMark1922710402616"/> function which replaces &lt;, &gt; , &amp; and “ to the corresponding HTML entities <text:span text:style-name="T2">&amp;lt;</text:span>, <text:span text:style-name="T12">&amp;gt;</text:span>, <text:span text:style-name="T12">&amp;amp;</text:span> and <text:span text:style-name="T12">&amp;quot;</text:span>.</text:p>
      <text:p text:style-name="Standard"><text:soft-page-break/>Important: only inner text (between HTML elements) must be encoded.</text:p>
      <text:p text:style-name="P30"><text:span text:style-name="T41">Code ex</text:span>ample</text:p>
      <text:p text:style-name="Preformatted_20_Text"/>
      <text:p text:style-name="Preformatted_20_Text">procedure THelloPage.OnGet(Request: <text:alphabetical-index-mark-start text:id="IMark1922710398104"/>TdjRequest<text:alphabetical-index-mark-end text:id="IMark1922710398104"/>;</text:p>
      <text:p text:style-name="Preformatted_20_Text"><text:s text:c="2"/>Response: <text:alphabetical-index-mark-start text:id="IMark1922710401080"/>TdjResponse<text:alphabetical-index-mark-end text:id="IMark1922710401080"/>);</text:p>
      <text:p text:style-name="Preformatted_20_Text">begin</text:p>
      <text:p text:style-name="Preformatted_20_Text"><text:s text:c="2"/>Response.<text:alphabetical-index-mark-start text:id="IMark1922710403096"/>ContentText<text:alphabetical-index-mark-end text:id="IMark1922710403096"/> := '<text:span text:style-name="T12">&lt;html&gt;&lt;p&gt;' + </text:span><text:alphabetical-index-mark-start text:id="IMark1922710400696"/><text:span text:style-name="T12">HTMLEncode</text:span><text:alphabetical-index-mark-end text:id="IMark1922710400696"/><text:span text:style-name="T12">('rhythm &amp; blues') + '&lt;/p&gt;&lt;/html&gt;</text:span>';</text:p>
      <text:p text:style-name="Preformatted_20_Text"><text:s text:c="2"/>Response.<text:alphabetical-index-mark-start text:id="IMark1922710402904"/>ContentType<text:alphabetical-index-mark-end text:id="IMark1922710402904"/> := 'text/html';</text:p>
      <text:p text:style-name="Preformatted_20_Text"><text:s text:c="2"/>Response.<text:alphabetical-index-mark-start text:id="IMark1922710397624"/>CharSet<text:alphabetical-index-mark-end text:id="IMark1922710397624"/> := '<text:alphabetical-index-mark-start text:id="IMark1922710402904"/>utf-8<text:alphabetical-index-mark-end text:id="IMark1922710402904"/>';</text:p>
      <text:p text:style-name="Preformatted_20_Text">end;</text:p>
      <text:p text:style-name="Preformatted_20_Text"/>
      <text:p text:style-name="Standard"/>
      <text:h text:style-name="P64" text:outline-level="1"><text:bookmark-start text:name="__RefHeading___Toc4425_921300063"/><text:span text:style-name="T49">Introduction to </text:span>Web Filters<text:bookmark-end text:name="__RefHeading___Toc4425_921300063"/></text:h>
      <text:h text:style-name="P68" text:outline-level="2"><text:bookmark-start text:name="__RefHeading___Toc4100_661956188 Kopie 1"/>General structure<text:bookmark-end text:name="__RefHeading___Toc4100_661956188 Kopie 1"/></text:h>
      <text:p text:style-name="P11">A Web <text:span text:style-name="T49">Filter</text:span> <text:span text:style-name="T49">class must fulfill two</text:span> requirements:</text:p>
      <text:list text:style-name="L27">
        <text:list-item>
          <text:p text:style-name="P107"><text:span text:style-name="T14">it must be a subclass of </text:span><text:span text:style-name="T18">TdjWebFilter</text:span></text:p>
        </text:list-item>
        <text:list-item>
          <text:p text:style-name="P107"><text:span text:style-name="T14">it must override at least </text:span><text:span text:style-name="T18">the DoFilter method</text:span></text:p>
        </text:list-item>
      </text:list>
      <text:p text:style-name="P11">It may also optionally override other meth<text:span text:style-name="T49">ods:</text:span></text:p>
      <text:list text:style-name="L28">
        <text:list-item>
          <text:p text:style-name="P108"><text:span text:style-name="T14">the </text:span><text:span text:style-name="T18">Init</text:span><text:span text:style-name="T14"> method</text:span></text:p>
        </text:list-item>
        <text:list-item>
          <text:p text:style-name="P109">the destructor</text:p>
        </text:list-item>
      </text:list>
      <text:h text:style-name="P68" text:outline-level="2"><text:bookmark-start text:name="__RefHeading___Toc4427_921300063"/>Declaration <text:span text:style-name="T46">of DoFilter</text:span><text:bookmark-end text:name="__RefHeading___Toc4427_921300063"/></text:h>
      <text:p text:style-name="P49">A web filter must be inherited from TdjWebFilter and at least implement the DoFilter method.</text:p>
      <text:h text:style-name="P75" text:outline-level="3"><text:bookmark-start text:name="__RefHeading___Toc4429_921300063"/>Example: add text to the response<text:bookmark-end text:name="__RefHeading___Toc4429_921300063"/></text:h>
      <text:p text:style-name="P49">In this example, the filter first invokes the DoFilter method of the filter chain, and finally appends a hard coded text to the response.</text:p>
      <text:p text:style-name="P10"><text:span text:style-name="T41">Code ex</text:span>ample</text:p>
      <text:p text:style-name="P53"><text:line-break/>TTestFilter = class(TdjWebFilter)</text:p>
      <text:p text:style-name="P53">public</text:p>
      <text:p text:style-name="P53"><text:s text:c="2"/>procedure DoFilter(Context: TdjServerContext; Request: TdjRequest;</text:p>
      <text:p text:style-name="P53"><text:s text:c="4"/>Response: TdjResponse; const Chain: IWebFilterChain); override;</text:p>
      <text:p text:style-name="P53">end;<text:line-break/><text:line-break/>procedure TTestFilter.DoFilter(Context: TdjServerContext; Request: TdjRequest;</text:p>
      <text:p text:style-name="P53"><text:s text:c="2"/>Response: TdjResponse; const Chain: IWebFilterChain);</text:p>
      <text:p text:style-name="P53">begin</text:p>
      <text:p text:style-name="P53"><text:s text:c="2"/>Chain.DoFilter(Context, Request, Response);</text:p>
      <text:p text:style-name="P53"><text:s text:c="2"/>Response.ContentText := Response.ContentText + ' (filtered)';</text:p>
      <text:p text:style-name="P53">end;<text:line-break/></text:p>
      <text:p text:style-name="P54"/>
      <text:h text:style-name="P69" text:outline-level="2"><text:bookmark-start text:name="__RefHeading___Toc4431_921300063"/><text:soft-page-break/>Declaration of an initialization method<text:bookmark-end text:name="__RefHeading___Toc4431_921300063"/></text:h>
      <text:p text:style-name="P49">A web filter may optionally declare a Init method which will be called by the framework on startup. The framework will pass the IWebFilterConfig to the method.</text:p>
      <text:h text:style-name="P75" text:outline-level="3"><text:bookmark-start text:name="__RefHeading___Toc4433_921300063"/>Example: add an initialization parameter value to the response<text:bookmark-end text:name="__RefHeading___Toc4433_921300063"/></text:h>
      <text:p text:style-name="P50">The example filter below reads a value from the filter configuration, and stores it in a field for later usage.</text:p>
      <text:p text:style-name="P10"><text:span text:style-name="T41">Code ex</text:span>ample</text:p>
      <text:p text:style-name="P53"><text:line-break/>TFilterWithInit = class(TdjWebFilter)</text:p>
      <text:p text:style-name="P53">private</text:p>
      <text:p text:style-name="P53"><text:s text:c="2"/>FInitParam: string;</text:p>
      <text:p text:style-name="P53">public</text:p>
      <text:p text:style-name="P53"><text:s text:c="2"/>procedure Init(const Config: IWebFilterConfig); override;</text:p>
      <text:p text:style-name="P53"><text:s text:c="2"/>procedure DoFilter(Context: TdjServerContext; Request: TdjRequest;</text:p>
      <text:p text:style-name="P53"><text:s text:c="4"/>Response: TdjResponse; const Chain: IWebFilterChain); override;</text:p>
      <text:p text:style-name="P53">end;<text:line-break/><text:line-break/>procedure TFilterWithInit.Init(const Config: IWebFilterConfig);</text:p>
      <text:p text:style-name="P53">begin</text:p>
      <text:p text:style-name="P53"><text:s text:c="2"/>FInitParam := Config.GetInitParameter('key');</text:p>
      <text:p text:style-name="P53">end;<text:line-break/><text:line-break/>procedure TFilterWithInit.DoFilter(Context: TdjServerContext;</text:p>
      <text:p text:style-name="P53"><text:s text:c="2"/>Request: TdjRequest; Response: TdjResponse; const Chain: IWebFilterChain);</text:p>
      <text:p text:style-name="P53">begin</text:p>
      <text:p text:style-name="P53"><text:s text:c="2"/>Chain.DoFilter(Context, Request, Response);</text:p>
      <text:p text:style-name="P53"><text:s text:c="2"/>Response.ContentText := Response.ContentText + 'Param key=' + FInitParam;</text:p>
      <text:p text:style-name="P53">end; <text:line-break/></text:p>
      <text:p text:style-name="P54"/>
      <text:p text:style-name="P50">The unit test “TestFilterWithInit” uses the example Web Filter to add some text after the response. The filter is configured by a IWebFilterConfig, which is created before server startup, <text:span text:style-name="T48">with the helper method CreateWebFilterConfig shown below</text:span>.</text:p>
      <text:p text:style-name="P52"><text:span text:style-name="T17">Code ex</text:span><text:span text:style-name="T14">ample</text:span></text:p>
      <text:p text:style-name="P53"/>
      <text:p text:style-name="P53">function CreateWebFilterConfig(const Context: IContext): IWebFilterConfig;</text:p>
      <text:p text:style-name="P53">var</text:p>
      <text:p text:style-name="P53"><text:s text:c="2"/>C: TdjWebFilterConfig;</text:p>
      <text:p text:style-name="P53">begin</text:p>
      <text:p text:style-name="P53"><text:s text:c="2"/>C := TdjWebFilterConfig.Create;</text:p>
      <text:p text:style-name="P53"><text:s text:c="2"/>C.Add('key', 'Hello, World!');</text:p>
      <text:p text:style-name="P53"><text:s text:c="2"/>C.SetContext(Context);</text:p>
      <text:p text:style-name="P53"><text:s text:c="2"/>Result := C;</text:p>
      <text:p text:style-name="P53">end;</text:p>
      <text:p text:style-name="P54"/>
      <text:p text:style-name="P55">The next code excerpt is a DUnit / FPCUnit test which uses the filter and verifies that the GET request to the resource has the expected request body content.</text:p>
      <text:p text:style-name="P10"><text:soft-page-break/><text:span text:style-name="T41">Code ex</text:span>ample</text:p>
      <text:p text:style-name="P53">procedure TAPIConfigTests.TestFilterWithInit;</text:p>
      <text:p text:style-name="P53">var</text:p>
      <text:p text:style-name="P53"><text:s text:c="2"/>Server: TdjServer;</text:p>
      <text:p text:style-name="P53"><text:s text:c="2"/>Context: TdjWebAppContext;</text:p>
      <text:p text:style-name="P53"><text:s text:c="2"/>FilterConfig: IWebFilterConfig;</text:p>
      <text:p text:style-name="P53">begin</text:p>
      <text:p text:style-name="P53"><text:s text:c="2"/>Context := TdjWebAppContext.Create('web');</text:p>
      <text:p text:style-name="P53"><text:s text:c="2"/>Context.AddWebComponent(TExamplePage, '<text:span text:style-name="T47">example</text:span>.<text:span text:style-name="T47">html</text:span>');</text:p>
      <text:p text:style-name="P53"><text:s text:c="2"/>Context.AddWebFilter(TFilterWithInit, TExamplePage, CreateWebFilterConfig);</text:p>
      <text:p text:style-name="P53"/>
      <text:p text:style-name="P53"><text:s text:c="2"/>Server := TdjServer.Create;</text:p>
      <text:p text:style-name="P53"><text:s text:c="2"/>try</text:p>
      <text:p text:style-name="P53"><text:s text:c="4"/>Server.Add(Context);</text:p>
      <text:p text:style-name="P53"><text:s text:c="4"/>Server.Start;</text:p>
      <text:p text:style-name="P53"><text:s text:c="4"/>CheckGETResponseEquals('example, Param key=Hello, World!', '/web/<text:span text:style-name="T47">example</text:span>.<text:span text:style-name="T47">html</text:span>');</text:p>
      <text:p text:style-name="P53"><text:s text:c="2"/>finally</text:p>
      <text:p text:style-name="P53"><text:s text:c="4"/>Server.Free;</text:p>
      <text:p text:style-name="P53"><text:s text:c="2"/>end;</text:p>
      <text:p text:style-name="P53">end;<text:line-break/></text:p>
      <text:p text:style-name="P54"/>
      <text:h text:style-name="Heading_20_1" text:outline-level="1"><text:bookmark-start text:name="__RefHeading___Toc4118_661956188"/>Web Components and <text:alphabetical-index-mark-start text:id="IMark1922710398680"/>multi-threading<text:bookmark-end text:name="__RefHeading___Toc4118_661956188"/><text:alphabetical-index-mark-end text:id="IMark1922710398680"/></text:h>
      <text:h text:style-name="Heading_20_2" text:outline-level="2"><text:bookmark-start text:name="__RefHeading___Toc4120_661956188"/>Design rules for your Web Components<text:bookmark-end text:name="__RefHeading___Toc4120_661956188"/></text:h>
      <text:h text:style-name="P74" text:outline-level="3"><text:bookmark-start text:name="__RefHeading___Toc4122_661956188"/>Design for <text:alphabetical-index-mark-start text:id="IMark1922710401464"/>multi-threaded<text:alphabetical-index-mark-end text:id="IMark1922710401464"/> operation<text:bookmark-end text:name="__RefHeading___Toc4122_661956188"/></text:h>
      <text:p text:style-name="Standard"><text:span text:style-name="T14">When we say that a program is </text:span><text:alphabetical-index-mark-start text:id="IMark1922710399352"/><text:span text:style-name="T19">multi-threaded</text:span><text:alphabetical-index-mark-end text:id="IMark1922710399352"/><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9">single instance of code</text:span><text:span text:style-name="T14">. This means that more than one sequential flow of control runs through the same memory block.</text:span></text:p>
      <text:p text:style-name="P7">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1922710401560"/><text:span text:style-name="T14">OnGet</text:span><text:alphabetical-index-mark-end text:id="IMark1922710401560"/><text:span text:style-name="T14"> (or </text:span><text:alphabetical-index-mark-start text:id="IMark1922710397624"/><text:span text:style-name="T14">OnPost</text:span><text:alphabetical-index-mark-end text:id="IMark1922710397624"/><text:span text:style-name="T14">) method, when two or more threads execute it at the same time? Look at the example below. If two threads execute </text:span><text:alphabetical-index-mark-start text:id="IMark1922710403096"/><text:span text:style-name="T14">OnGet</text:span><text:alphabetical-index-mark-end text:id="IMark1922710403096"/><text:span text:style-name="T14">, they both will read and increment the value of the private </text:span><text:span text:style-name="T19">MyVar</text:span><text:span text:style-name="T14"> variable, with unexpected results.</text:span></text:p>
      <text:p text:style-name="P9"><text:span text:style-name="T41">Code ex</text:span>ample</text:p>
      <text:p text:style-name="Preformatted_20_Text">type</text:p>
      <text:p text:style-name="Preformatted_20_Text"><text:s text:c="2"/><text:alphabetical-index-mark-start text:id="IMark1922710398680"/><text:alphabetical-index-mark-start text:id="IMark1922710399256"/>TMyWebPage<text:alphabetical-index-mark-end text:id="IMark1922710399256"/><text:alphabetical-index-mark-end text:id="IMark1922710398680"/> = class(<text:alphabetical-index-mark-start text:id="IMark1922710401176"/><text:alphabetical-index-mark-start text:id="IMark1922710402712"/>TdjWebComponent<text:alphabetical-index-mark-end text:id="IMark1922710402712"/><text:alphabetical-index-mark-end text:id="IMark1922710401176"/>)</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922710399544"/>OnGet<text:alphabetical-index-mark-end text:id="IMark1922710399544"/>(<text:alphabetical-index-mark-start text:id="IMark1922710399448"/>Request<text:alphabetical-index-mark-end text:id="IMark1922710399448"/>: <text:alphabetical-index-mark-start text:id="IMark1922710402616"/><text:alphabetical-index-mark-start text:id="IMark1922710400696"/><text:alphabetical-index-mark-start text:id="IMark1922710400216"/>TdjRequest<text:alphabetical-index-mark-end text:id="IMark1922710400216"/><text:alphabetical-index-mark-end text:id="IMark1922710400696"/><text:alphabetical-index-mark text:string-value=" "/><text:alphabetical-index-mark-end text:id="IMark1922710402616"/><text:alphabetical-index-mark text:string-value=" "/>; <text:alphabetical-index-mark-start text:id="IMark1922710400504"/>Response<text:alphabetical-index-mark-end text:id="IMark1922710400504"/>:</text:p>
      <text:p text:style-name="Preformatted_20_Text"><text:s text:c="6"/><text:alphabetical-index-mark-start text:id="IMark1922710400504"/><text:alphabetical-index-mark-start text:id="IMark1922710397720"/><text:alphabetical-index-mark-start text:id="IMark1922710397624"/>TdjResponse<text:alphabetical-index-mark-end text:id="IMark1922710397624"/><text:alphabetical-index-mark-end text:id="IMark1922710397720"/><text:alphabetical-index-mark text:string-value=" "/><text:alphabetical-index-mark-end text:id="IMark192271040050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922710397624"/>TMyWebPage<text:alphabetical-index-mark-end text:id="IMark1922710397624"/> }</text:p>
      <text:p text:style-name="Preformatted_20_Text"/>
      <text:p text:style-name="Preformatted_20_Text">procedure <text:alphabetical-index-mark-start text:id="IMark1922710401848"/>TMyWebPage<text:alphabetical-index-mark-end text:id="IMark1922710401848"/>.<text:alphabetical-index-mark-start text:id="IMark1922710402616"/>OnGet<text:alphabetical-index-mark-end text:id="IMark1922710402616"/>(<text:alphabetical-index-mark-start text:id="IMark1922710402808"/>Request<text:alphabetical-index-mark-end text:id="IMark1922710402808"/>: <text:alphabetical-index-mark-start text:id="IMark1922710400600"/><text:alphabetical-index-mark-start text:id="IMark1922710398296"/>TdjRequest<text:alphabetical-index-mark-end text:id="IMark1922710398296"/><text:alphabetical-index-mark text:string-value=" "/><text:alphabetical-index-mark-end text:id="IMark1922710400600"/><text:alphabetical-index-mark text:string-value=" "/>;</text:p>
      <text:p text:style-name="Preformatted_20_Text"><text:s text:c="2"/><text:alphabetical-index-mark-start text:id="IMark1922710399352"/>Response<text:alphabetical-index-mark-end text:id="IMark1922710399352"/>: <text:alphabetical-index-mark-start text:id="IMark1922710399448"/><text:alphabetical-index-mark-start text:id="IMark1922710400216"/>TdjResponse<text:alphabetical-index-mark-end text:id="IMark1922710400216"/><text:alphabetical-index-mark text:string-value=" "/><text:alphabetical-index-mark-end text:id="IMark1922710399448"/><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8">end;</text:p>
      <text:p text:style-name="P7"/>
      <text:p text:style-name="Standard"><text:soft-page-break/><text:span text:style-name="T14">It would not be practical to build a site that required a Web Component to be instantiated for each </text:span><text:alphabetical-index-mark-start text:id="IMark1922710397720"/><text:span text:style-name="T14">request</text:span><text:alphabetical-index-mark-end text:id="IMark1922710397720"/><text:span text:style-name="T14">. </text:span><text:span text:style-name="T16">Web Components</text:span><text:span text:style-name="T14"> are </text:span><text:alphabetical-index-mark-start text:id="IMark1922710399832"/><text:span text:style-name="T16">multi-threaded</text:span><text:alphabetical-index-mark-end text:id="IMark1922710399832"/><text:span text:style-name="T14"> by design, this means a single instance will handle all </text:span><text:alphabetical-index-mark-start text:id="IMark1922710398392"/><text:span text:style-name="T14">HTTP</text:span><text:alphabetical-index-mark-end text:id="IMark1922710398392"/><text:span text:style-name="T14"> </text:span><text:alphabetical-index-mark-start text:id="IMark1922710397912"/><text:span text:style-name="T14">request</text:span><text:alphabetical-index-mark-end text:id="IMark1922710397912"/><text:span text:style-name="T14">s.</text:span></text:p>
      <text:p text:style-name="Standard"><text:span text:style-name="T14">The framework allocates a thread for </text:span><text:span text:style-name="T19">each new </text:span><text:alphabetical-index-mark-start text:id="IMark1922710400216"/><text:span text:style-name="T19">request</text:span><text:alphabetical-index-mark-end text:id="IMark1922710400216"/><text:span text:style-name="T14"> for a single Web Component without any special programming. </text:span></text:p>
      <text:p text:style-name="Standard"><text:span text:style-name="T14">To avoid multithreading problems, only use </text:span><text:span text:style-name="T19">read-only</text:span><text:span text:style-name="T14"> or </text:span><text:span text:style-name="T19">application-wide</text:span><text:span text:style-name="T14"> variables in a Web Component.</text:span></text:p>
      <text:p text:style-name="P7">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1922710403096"/><text:span text:style-name="T7">request</text:span><text:alphabetical-index-mark-end text:id="IMark1922710403096"/><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1922710400216"/>multi-threaded<text:alphabetical-index-mark-end text:id="IMark1922710400216"/>? <text:bookmark-end text:name="__RefHeading___Toc4128_661956188"/></text:h>
      <text:p text:style-name="Text_20_body">A: Yes, Web Components are normally <text:alphabetical-index-mark-start text:id="IMark1922710399256"/>multi-threaded<text:alphabetical-index-mark-end text:id="IMark1922710399256"/>. The Web Component server allocates a thread for each new <text:alphabetical-index-mark-start text:id="IMark1922710401848"/>request<text:alphabetical-index-mark-end text:id="IMark1922710401848"/> for a single Web Component without any special programming. Each <text:alphabetical-index-mark-start text:id="IMark1922710400696"/>request<text:alphabetical-index-mark-end text:id="IMark1922710400696"/>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922710399256"/>request<text:alphabetical-index-mark-end text:id="IMark1922710399256"/>s?</text:p>
      <text:p text:style-name="Standard">A: The way that the server handles <text:alphabetical-index-mark-start text:id="IMark1922710397816"/>request<text:alphabetical-index-mark-end text:id="IMark1922710397816"/>s is not prescribed to this extent; it may use a single Web Component, it may use Web Component pooling, it depends on the internal system architecture. New threads are not necessarily created for every Web Component <text:alphabetical-index-mark-start text:id="IMark1922710401464"/>request<text:alphabetical-index-mark-end text:id="IMark1922710401464"/> but may be recycled through a worker thread pool for efficiency. The point is that you should write your Web Component code to take account of a <text:alphabetical-index-mark-start text:id="IMark1922710397720"/>multi-threaded<text:alphabetical-index-mark-end text:id="IMark1922710397720"/> <text:alphabetical-index-mark-start text:id="IMark1922710401176"/>context<text:alphabetical-index-mark-end text:id="IMark1922710401176"/>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1922710397720"/>request<text:alphabetical-index-mark-end text:id="IMark1922710397720"/>s it will receive.</text:p>
      <text:h text:style-name="P65" text:outline-level="1"><text:bookmark-start text:name="__RefHeading___Toc4130_661956188"/>Appendix<text:bookmark-end text:name="__RefHeading___Toc4130_661956188"/></text:h>
      <text:h text:style-name="P70"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30"><text:span text:style-name="T41">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bookmark-end text:name="__RefHeading___Toc4136_661956188"/></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16">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16">Find the process name (requires administrator privileges)</text:p>
      <text:p text:style-name="Standard"><text:soft-page-break/>Run the following from an elevated command prompt: </text:p>
      <text:p text:style-name="Delphi_20_Code"><text:line-break/>netstat -ab <text:line-break/></text:p>
      <text:p text:style-name="P16"/>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16">Solutions:</text:p>
      <text:list text:style-name="L29">
        <text:list-item>
          <text:p text:style-name="P110">stop the application or service with this process ID, and try again</text:p>
        </text:list-item>
        <text:list-item>
          <text:p text:style-name="P110">use a different port (for example 8080)</text:p>
        </text:list-item>
      </text:list>
      <text:p text:style-name="Standard">Related articles:</text:p>
      <text:list text:style-name="L30">
        <text:list-item>
          <text:p text:style-name="P111"><text:a xlink:type="simple" xlink:href="http://stackoverflow.com/questions/20558410" text:style-name="Internet_20_link" text:visited-style-name="Visited_20_Internet_20_Link">http://stackoverflow.com/questions/20558410</text:a></text:p>
        </text:list-item>
        <text:list-item>
          <text:p text:style-name="P111"><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1922710402232"/>Exception stack traces<text:alphabetical-index-mark-end text:id="IMark1922710402232"/> <text:bookmark-end text:name="__RefHeading___Toc4142_661956188"/></text:h>
      <text:h text:style-name="Heading_20_3" text:outline-level="3"><text:bookmark-start text:name="__RefHeading___Toc4144_661956188"/>Stack traces with <text:alphabetical-index-mark-start text:id="IMark1922710402616"/><text:alphabetical-index-mark-start text:id="IMark1922710398008"/>madExcept<text:bookmark-end text:name="__RefHeading___Toc4144_661956188"/><text:alphabetical-index-mark-end text:id="IMark1922710398008"/><text:alphabetical-index-mark-end text:id="IMark1922710402616"/></text:h>
      <text:p text:style-name="Illustration"><draw:frame draw:style-name="fr4" draw:name="Grafik4" text:anchor-type="paragraph" svg:width="17cm" svg:height="13.573cm" draw:z-index="0"><draw:image xlink:href="Pictures/10000000000003EA000003207F5CF3E55014908F.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922710399256"/><text:span text:style-name="FlowSource">MADEXCEPT</text:span><text:alphabetical-index-mark-end text:id="IMark1922710399256"/> in the project settings will enable stack traces on <text:alphabetical-index-mark-start text:id="IMark1922710401848"/><text:alphabetical-index-mark-start text:id="IMark1922710397720"/>exceptions<text:alphabetical-index-mark-end text:id="IMark1922710397720"/><text:alphabetical-index-mark-end text:id="IMark1922710401848"/>. The stack traces will appear in the HTML response and – if <text:span text:style-name="FlowSource">DARAJA_LOGGING</text:span> is defined - <text:s/>in the log output.</text:p>
      <text:p text:style-name="Standard"><text:soft-page-break/>Note this is an un<text:alphabetical-index-mark-start text:id="IMark1922710402232"/>support<text:alphabetical-index-mark-end text:id="IMark1922710402232"/>ed bonus feature and only has been tested with <text:alphabetical-index-mark-start text:id="IMark1922710403480"/>madExcept<text:alphabetical-index-mark-end text:id="IMark1922710403480"/>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922710399448"/><text:alphabetical-index-mark-start text:id="IMark1922710399736"/>exceptions<text:alphabetical-index-mark-end text:id="IMark1922710399736"/><text:alphabetical-index-mark-end text:id="IMark1922710399448"/>. The stack traces will appear in the HTML response and – if <text:span text:style-name="FlowSource">DARAJA_LOGGING</text:span> is defined<text:span text:style-name="T42">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1922710402904"/>Configuration<text:alphabetical-index-mark-end text:id="IMark1922710402904"/> of internal Indy HTTP Server<text:bookmark-end text:name="__RefHeading___Toc4148_661956188"/></text:h>
      <text:p text:style-name="Standard">The new property <text:alphabetical-index-mark-start text:id="IMark1922710400984"/>HTTPServer<text:alphabetical-index-mark-end text:id="IMark1922710400984"/> of the class <text:alphabetical-index-mark-start text:id="IMark1922710398296"/>TdjHTTPConnector<text:alphabetical-index-mark-end text:id="IMark1922710398296"/> allows to query and modify properties of the internal Indy HTTP server component.</text:p>
      <text:h text:style-name="Heading_20_3" text:outline-level="3"><text:bookmark-start text:name="__RefHeading___Toc4150_661956188"/><text:alphabetical-index-mark-start text:id="IMark1922710401560"/>MaxConnections<text:alphabetical-index-mark-end text:id="IMark1922710401560"/> example<text:bookmark-end text:name="__RefHeading___Toc4150_661956188"/></text:h>
      <text:p text:style-name="Standard">To reject new HTTP connections in high load situations, set the server property <text:alphabetical-index-mark-start text:id="IMark1922710399160"/>MaxConnections<text:alphabetical-index-mark-end text:id="IMark1922710399160"/>:</text:p>
      <text:p text:style-name="P30"><text:span text:style-name="T41">Code ex</text:span>ample</text:p>
      <text:p text:style-name="SourceCode"/>
      <text:p text:style-name="SourceCode">// allow a maximum of 100 concurrent connections</text:p>
      <text:p text:style-name="SourceCode">Connector.HTTPServer.<text:alphabetical-index-mark-start text:id="IMark1922710403096"/>MaxConnections<text:alphabetical-index-mark-end text:id="IMark1922710403096"/>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41">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1922710399160"/>Interceptor<text:alphabetical-index-mark-end text:id="IMark1922710399160"/>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922710401848"/>interceptor<text:alphabetical-index-mark-end text:id="IMark1922710401848"/> output.</text:p>
      <text:p text:style-name="P30"><text:span text:style-name="T41">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922710403096"/>Context<text:alphabetical-index-mark-end text:id="IMark1922710403096"/>: TdjWebApp<text:alphabetical-index-mark-start text:id="IMark1922710398008"/>Context<text:alphabetical-index-mark-end text:id="IMark1922710398008"/>;</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922710397528"/>Context<text:alphabetical-index-mark-end text:id="IMark1922710397528"/> := TdjWebApp<text:alphabetical-index-mark-start text:id="IMark1922710398296"/>Context<text:alphabetical-index-mark-end text:id="IMark1922710398296"/>.Create('get');</text:p>
      <text:p text:style-name="SourceCode"><text:s text:c="6"/><text:alphabetical-index-mark-start text:id="IMark1922710401560"/>Context<text:alphabetical-index-mark-end text:id="IMark1922710401560"/>.Add(TNoOpComponent, '/hello');</text:p>
      <text:p text:style-name="SourceCode"><text:s text:c="6"/>Server.Add(<text:alphabetical-index-mark-start text:id="IMark1922710400504"/>Context<text:alphabetical-index-mark-end text:id="IMark1922710400504"/>);</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71" text:outline-level="2"><text:bookmark-start text:name="__RefHeading___Toc4156_661956188"/>SLF4P support<text:bookmark-end text:name="__RefHeading___Toc4156_661956188"/></text:h>
      <text:p text:style-name="P19">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text:bookmark-start text:name="__RefHeading___Toc4158_661956188"/>IDE <text:alphabetical-index-mark-start text:id="IMark1922710402808"/>configuration<text:bookmark-end text:name="__RefHeading___Toc4158_661956188"/><text:alphabetical-index-mark-end text:id="IMark1922710402808"/></text:h>
      <text:p text:style-name="Standard">In order to compile with <text:span text:style-name="T32">logging</text:span> <text:alphabetical-index-mark-start text:id="IMark1922710403192"/>support<text:alphabetical-index-mark-end text:id="IMark1922710403192"/>, add the conditional symbol <text:alphabetical-index-mark-start text:id="IMark1922710398296"/><text:span text:style-name="T20">DARAJA_LOGGING</text:span><text:alphabetical-index-mark-end text:id="IMark1922710398296"/> to the project options:</text:p>
      <text:list text:style-name="L31">
        <text:list-item>
          <text:p text:style-name="P112">in Delphi, choose Project | Options... | Delphi Compiler &gt; Conditional defines and add <text:span text:style-name="FlowSource">DARAJA_LOGGING</text:span></text:p>
        </text:list-item>
        <text:list-item>
          <text:p text:style-name="P112">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1922710398680"/>Exceptions<text:bookmark-end text:name="__RefHeading___Toc4162_661956188"/><text:alphabetical-index-mark-end text:id="IMark1922710398680"/></text:h>
      <text:p text:style-name="Standard">During the unit tests, some expected <text:alphabetical-index-mark-start text:id="IMark1922710397912"/>exceptions<text:alphabetical-index-mark-end text:id="IMark1922710397912"/> will be thrown. In the Delphi IDE, these <text:alphabetical-index-mark-start text:id="IMark1922710399640"/>exceptions<text:alphabetical-index-mark-end text:id="IMark1922710399640"/> should not cause the debugger to interrupt program execution.</text:p>
      <text:p text:style-name="Standard">To fix this, either add the <text:alphabetical-index-mark-start text:id="IMark1922710399352"/>exceptions<text:alphabetical-index-mark-end text:id="IMark1922710399352"/> in the IDE options dialog (“Exception types to ignore”) or check the option “Ignore this exception type” in the dialog:</text:p>
      <text:p text:style-name="Illustration"><draw:frame draw:style-name="fr3" draw:name="Grafik5" text:anchor-type="paragraph" svg:width="12cm" svg:height="3.281cm" draw:z-index="1"><draw:image xlink:href="Pictures/1000000000000265000000A86CF37FC3950B37BD.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1922710400216"/>exceptions<text:alphabetical-index-mark-end text:id="IMark1922710400216"/> are thrown in the tests:</text:p>
      <text:list text:style-name="L32">
        <text:list-item>
          <text:p text:style-name="P113"><text:alphabetical-index-mark-start text:id="IMark1922710401560"/>EidHTTPProtocolException<text:alphabetical-index-mark-end text:id="IMark1922710401560"/></text:p>
        </text:list-item>
        <text:list-item>
          <text:p text:style-name="P113"><text:alphabetical-index-mark-start text:id="IMark1922710401464"/>EWebComponentException<text:alphabetical-index-mark-end text:id="IMark1922710401464"/></text:p>
        </text:list-item>
        <text:list-item>
          <text:p text:style-name="P78"><text:alphabetical-index-mark-start text:id="IMark1922710397528"/>EUnitTestException<text:alphabetical-index-mark-end text:id="IMark1922710397528"/></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1922710400696"/>TdjDefaultWebComponent<text:bookmark-end text:name="__RefHeading___Toc4166_661956188"/><text:alphabetical-index-mark-end text:id="IMark1922710400696"/></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41">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922710403096"/>static resource folder<text:alphabetical-index-mark-end text:id="IMark1922710403096"/>.</text:p>
      <text:p text:style-name="Standard">The static resource folder is located under the <text:span text:style-name="T24">webapps</text:span> directory of the server and has the same name as the context. Example directory:</text:p>
      <text:p text:style-name="P39"><text:line-break/> \MyWebApp</text:p>
      <text:p text:style-name="P39"><text:s text:c="2"/>- MyWebApp.exe</text:p>
      <text:p text:style-name="P39"><text:s text:c="2"/>- \webapps</text:p>
      <text:p text:style-name="P38"><text:span text:style-name="T24"><text:s text:c="4"/>- \myapp1 ← folder for static resource files in context “myapp1”&gt;</text:span><text:span text:style-name="T25"><text:line-break/></text:span></text:p>
      <text:h text:style-name="Heading_20_2" text:outline-level="2"><text:bookmark-start text:name="__RefHeading___Toc4168_661956188"/><text:alphabetical-index-mark-start text:id="IMark1922710401464"/>TdjNCSALogHandler<text:bookmark-end text:name="__RefHeading___Toc4168_661956188"/><text:alphabetical-index-mark-end text:id="IMark1922710401464"/></text:h>
      <text:p text:style-name="Standard">TdjNCSALogHandler is a web component which provides logging support in the NCSA log format.<text:note text:id="ftn2" text:note-class="footnote"><text:note-citation>2</text:note-citation><text:note-body><text:p text:style-name="P24"><text:a xlink:type="simple" xlink:href="https://en.wikipedia.org/wiki/Common_Log_Format" text:style-name="Internet_20_link" text:visited-style-name="Visited_20_Internet_20_Link"><text:span text:style-name="T37">https://en.wikipedia.org/wiki/Common_Log_Format</text:span></text:a></text:p></text:note-body></text:note></text:p>
      <text:p text:style-name="Standard">To add it to the handler chain, create an instance of this class, then <text:span text:style-name="T38">add the handler</text:span> to the <text:span text:style-name="T38">s</text:span>erver:</text:p>
      <text:p text:style-name="P30"><text:span text:style-name="T41">Code ex</text:span>ample</text:p>
      <text:p text:style-name="SourceCode"/>
      <text:p text:style-name="SourceCode"><text:soft-page-break/><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38">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djStatisticsHandler<text:bookmark-end text:name="__RefHeading___Toc4170_661956188"/></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38">add</text:span> it to the <text:span text:style-name="T38">s</text:span>erver <text:span text:style-name="T38">handlers</text:span>:</text:p>
      <text:p text:style-name="P30"><text:span text:style-name="T41">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bookmark-start text:name="__RefHeading___Toc4172_661956188"/><text:alphabetical-index-mark-start text:id="IMark1922710399352"/><text:span text:style-name="T33">Other optional</text:span> units<text:bookmark-end text:name="__RefHeading___Toc4172_661956188"/><text:alphabetical-index-mark-end text:id="IMark1922710399352"/></text:h>
      <text:h text:style-name="Heading_20_2" text:outline-level="2"><text:bookmark-start text:name="__RefHeading___Toc4174_661956188"/><text:alphabetical-index-mark-start text:id="IMark1922710400696"/>ShutdownHelper<text:bookmark-end text:name="__RefHeading___Toc4174_661956188"/><text:alphabetical-index-mark-end text:id="IMark1922710400696"/></text:h>
      <text:p text:style-name="Standard">This unit is included in the <text:span text:style-name="FlowSource">demo/commons</text:span> folder and registers a console control event handler.</text:p>
      <text:p text:style-name="Standard">It has one method, <text:alphabetical-index-mark-start text:id="IMark1922710400696"/><text:span text:style-name="T12">SetShutdownHook</text:span><text:alphabetical-index-mark-end text:id="IMark1922710400696"/>.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30"><text:span text:style-name="T41">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22">Indy will be compiled into applications built with <text:title>Daraja HTTP Framework</text:title>, this means that the Indy license applies to your application.</text:p>
      <text:p text:style-name="P22"><text:span text:style-name="T36">L</text:span>icense information <text:span text:style-name="T36">for Indy </text:span>can be found at <text:a xlink:type="simple" xlink:href="http://www.indyproject.org/License/index.aspx" text:style-name="Internet_20_link" text:visited-style-name="Visited_20_Internet_20_Link">http://www.indyproject.org/License/index.aspx</text:a></text:p>
      <text:h text:style-name="Heading_20_3" text:outline-level="3"><text:bookmark-start text:name="__RefHeading___Toc4214_661956188"/>Twitter Bootstrap<text:bookmark-end text:name="__RefHeading___Toc4214_661956188"/></text:h>
      <text:p text:style-name="P19">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44">CharSet<text:tab/>17, 21f.</text:p>
          <text:p text:style-name="P44">Conditional symbols<text:tab/>16</text:p>
          <text:p text:style-name="P44">Conditional Symbols<text:tab/>16</text:p>
          <text:p text:style-name="P44">Configuration<text:tab/>20, 32, 34</text:p>
          <text:p text:style-name="P44">ContentText<text:tab/>17, 21f.</text:p>
          <text:p text:style-name="P44">ContentType<text:tab/>17, 21f.</text:p>
          <text:p text:style-name="P44">Context<text:tab/>18ff., 27, 33</text:p>
          <text:p text:style-name="P44">DARAJA_LOGGING<text:tab/>34</text:p>
          <text:p text:style-name="P44">Destroy<text:tab/>17</text:p>
          <text:p text:style-name="P44">Development mode<text:tab/>16</text:p>
          <text:p text:style-name="P44">DjGlobal<text:tab/>21</text:p>
          <text:p text:style-name="P44">EidHTTPProtocolException<text:tab/>35</text:p>
          <text:p text:style-name="P44">EUnitTestException<text:tab/>35</text:p>
          <text:p text:style-name="P44">EWebComponentException<text:tab/>35</text:p>
          <text:p text:style-name="P44">Exception stack traces<text:tab/>31</text:p>
          <text:p text:style-name="P44">Exceptions<text:tab/>31f., 35</text:p>
          <text:p text:style-name="P44">Free Pascal<text:tab/>15</text:p>
          <text:p text:style-name="P44">GetInitParameter<text:tab/>20f.</text:p>
          <text:p text:style-name="P44">GetInitParameterNames<text:tab/>21</text:p>
          <text:p text:style-name="P44">HTML Encoding<text:tab/>21</text:p>
          <text:p text:style-name="P44">HTMLEncode<text:tab/>21f.</text:p>
          <text:p text:style-name="P44">HTTP<text:tab/>17, 27</text:p>
          <text:p text:style-name="P44">HTTPServer<text:tab/>32</text:p>
          <text:p text:style-name="P44">Init<text:tab/>17</text:p>
          <text:p text:style-name="P44">Interceptor<text:tab/>33</text:p>
          <text:p text:style-name="P44">Logging<text:tab/>16</text:p>
          <text:p text:style-name="P44">MadExcept<text:tab/>16, 31f.</text:p>
          <text:p text:style-name="P44">MADEXCEPT<text:tab/>31</text:p>
          <text:p text:style-name="P44">Mapping rules<text:tab/>18</text:p>
          <text:p text:style-name="P44">MaxConnections<text:tab/>32</text:p>
          <text:p text:style-name="P44">Multi-threaded<text:tab/>26f.</text:p>
          <text:p text:style-name="P44">Multi-threading<text:tab/>26</text:p>
          <text:p text:style-name="P44">OnGet<text:tab/>17, 26</text:p>
          <text:p text:style-name="P44">OnPost<text:tab/>17, 26</text:p>
          <text:p text:style-name="P44">Other optional units<text:tab/>38</text:p>
          <text:p text:style-name="P44">Path Mapping<text:tab/>18</text:p>
          <text:p text:style-name="P44">Request<text:tab/>17, 26ff.</text:p>
          <text:p text:style-name="P44">Resource path mapping<text:tab/>18</text:p>
          <text:p text:style-name="P44">Resources<text:tab/>18</text:p>
          <text:p text:style-name="P44">Response<text:tab/>17, 26</text:p>
          <text:p text:style-name="P44">SetInitParameter<text:tab/>20</text:p>
          <text:p text:style-name="P44">SetShutdownHook<text:tab/>38</text:p>
          <text:p text:style-name="P44">Setting parameters of a context<text:tab/>20</text:p>
          <text:p text:style-name="P44">Setting parameters of a web component<text:tab/>20</text:p>
          <text:p text:style-name="P44">ShutdownHelper<text:tab/>38</text:p>
          <text:p text:style-name="P44">Special characters<text:tab/>21</text:p>
          <text:p text:style-name="P44">Static resource<text:tab/>18</text:p>
          <text:p text:style-name="P44">Static resource folder<text:tab/>36</text:p>
          <text:p text:style-name="P44">Support<text:tab/>18f., 32, 34</text:p>
          <text:p text:style-name="P44">TdjDefaultWebComponent<text:tab/>36</text:p>
          <text:p text:style-name="P44">TdjHTTPConnector<text:tab/>32</text:p>
          <text:p text:style-name="P44">TdjNCSALogHandler<text:tab/>36</text:p>
          <text:p text:style-name="P44">TdjRequest<text:tab/>17, 20ff., 26</text:p>
          <text:p text:style-name="P44">TdjResponse<text:tab/>17, 20ff., 26</text:p>
          <text:p text:style-name="P44">TdjWebAppContext<text:tab/>18</text:p>
          <text:p text:style-name="P44">TdjWebComponent<text:tab/>17, 26</text:p>
          <text:p text:style-name="P44">TMyWebPage<text:tab/>17, 26</text:p>
          <text:p text:style-name="P44">Utf-8<text:tab/>17, 21f.</text:p>
          <text:p text:style-name="P44">UTF-8<text:tab/>21</text:p>
          <text:p text:style-name="P44"><text:tab/>17, 26</text:p>
        </text:index-body>
      </text:alphabetical-index>
      <text:p text:style-name="Standard"/>
      <text:p text:style-name="P32"/>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41">Conditional symbols<text:tab/>16</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42">Illustration 1: Hello world example<text:tab/>7</text:p>
          <text:p text:style-name="P42">Illustration 2: HTTP session example<text:tab/>10</text:p>
          <text:p text:style-name="P42">Illustration 3: Fibonacci calculation result as plain text<text:tab/>14</text:p>
          <text:p text:style-name="P42">Illustration 4: Fibonacci calculation result as HTML<text:tab/>14</text:p>
          <text:p text:style-name="P42">Illustration 5: Exception stack trace with madExcept<text:tab/>31</text:p>
          <text:p text:style-name="P42">Illustration 6: Debugger Exception Notification<text:tab/>35</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Third-Party Product Licenses</text:chapter></text:span><text:span text:style-name="MT3"><text:tab/></text:span><text:span text:style-name="MT2"><text:page-number text:select-page="current">39</text:page-number></text:span></text:p>
      </style:header>
      <style:header-left>
        <text:p text:style-name="MP2"><text:page-number text:select-page="current">40</text:page-number><text:tab/><text:title>Daraja HTTP Framework</text:title> <text:keywords>2.8</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9.2$Windows_X86_64 LibreOffice_project/cdeefe45c17511d326101eed8008ac4092f278a9</meta:generator>
    <meta:initial-creator>Michael Justin</meta:initial-creator>
    <meta:creation-date>2007-10-03T18:31:29</meta:creation-date>
    <dc:date>2024-01-13T19:31:36.373000000</dc:date>
    <meta:editing-cycles>1712</meta:editing-cycles>
    <meta:editing-duration>P4DT13H57M51S</meta:editing-duration>
    <dc:title>Daraja HTTP Framework</dc:title>
    <meta:keyword>2.8</meta:keyword>
    <meta:document-statistic meta:table-count="1" meta:image-count="7" meta:object-count="0" meta:page-count="41" meta:paragraph-count="849" meta:word-count="5380" meta:character-count="39007" meta:non-whitespace-character-count="33796"/>
    <meta:user-defined meta:name="Info 1"/>
    <meta:user-defined meta:name="Info 2"/>
    <meta:user-defined meta:name="Info 3"/>
    <meta:user-defined meta:name="Info 4"/>
  </office:meta>
</office:document-meta>
</file>